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93.4pt"/>
    </style:style>
    <style:style style:name="co3" style:family="table-column">
      <style:table-column-properties fo:break-before="auto" style:column-width="122.7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7.4pt"/>
    </style:style>
    <style:style style:name="co6" style:family="table-column">
      <style:table-column-properties fo:break-before="auto" style:column-width="122.2pt"/>
    </style:style>
    <style:style style:name="co7" style:family="table-column">
      <style:table-column-properties fo:break-before="auto" style:column-width="65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61"/>
    <style:style style:name="ce5" style:family="table-cell" style:parent-style-name="Default" style:data-style-name="N0"/>
  </office:automatic-styles>
  <office:body>
    <office:spreadsheet>
      <table:calculation-settings table:automatic-find-labels="false"/>
      <table:table table:name="measurements_Alone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amera publication time</text:p>
          </table:table-cell>
          <table:covered-table-cell table:number-columns-repeated="2" table:style-name="ce2"/>
          <table:table-cell table:style-name="ce2"/>
          <table:table-cell table:style-name="ce1" office:value-type="string" calcext:value-type="string" table:number-columns-spanned="2" table:number-rows-spanned="1">
            <text:p>distance_time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ns</text:p>
          </table:table-cell>
          <table:table-cell table:style-name="ce2" table:number-columns-repeated="2"/>
          <table:table-cell table:style-name="ce2" office:value-type="string" calcext:value-type="string">
            <text:p>%time</text:p>
          </table:table-cell>
          <table:table-cell table:style-name="ce2" office:value-type="string" calcext:value-type="string">
            <text:p>field.data</text:p>
          </table:table-cell>
          <table:table-cell table:number-columns-repeated="3"/>
        </table:table-row>
        <table:table-row table:style-name="ro1">
          <table:table-cell office:value-type="float" office:value="1593079856" calcext:value-type="float">
            <text:p>1593079856</text:p>
          </table:table-cell>
          <table:table-cell table:style-name="ce3" office:value-type="string" calcext:value-type="string">
            <text:p><text:s/>407772920</text:p>
          </table:table-cell>
          <table:table-cell table:formula="of:=[.A3]*10^9+[.B3]" office:value-type="float" office:value="1.59307985640777E+018" calcext:value-type="float">
            <text:p>1.59E+18</text:p>
          </table:table-cell>
          <table:table-cell/>
          <table:table-cell office:value-type="string" calcext:value-type="string">
            <text:p>1593079856514759063</text:p>
          </table:table-cell>
          <table:table-cell office:value-type="string" calcext:value-type="string">
            <text:p>1593079856513886928</text:p>
          </table:table-cell>
          <table:table-cell table:formula="of:=([.F3]-[.C3])*10^-6" office:value-type="float" office:value="106.116864" calcext:value-type="float">
            <text:p>106.116864</text:p>
          </table:table-cell>
          <table:table-cell/>
          <table:table-cell table:style-name="ce5"/>
        </table:table-row>
        <table:table-row table:style-name="ro1">
          <table:table-cell office:value-type="float" office:value="1593079857" calcext:value-type="float">
            <text:p>1593079857</text:p>
          </table:table-cell>
          <table:table-cell table:style-name="ce3" office:value-type="string" calcext:value-type="string">
            <text:p><text:s/>407707051</text:p>
          </table:table-cell>
          <table:table-cell table:formula="of:=[.A4]*10^9+[.B4]" office:value-type="float" office:value="1.59307985740771E+018" calcext:value-type="float">
            <text:p>1.59E+18</text:p>
          </table:table-cell>
          <table:table-cell/>
          <table:table-cell office:value-type="string" calcext:value-type="string">
            <text:p>1593079857518321990</text:p>
          </table:table-cell>
          <table:table-cell office:value-type="string" calcext:value-type="string">
            <text:p>1593079857517654895</text:p>
          </table:table-cell>
          <table:table-cell table:formula="of:=([.F4]-[.C4])*10^-6" office:value-type="float" office:value="109.944832" calcext:value-type="float">
            <text:p>109.944832</text:p>
          </table:table-cell>
          <table:table-cell table:number-columns-repeated="2"/>
        </table:table-row>
        <table:table-row table:style-name="ro1">
          <table:table-cell office:value-type="float" office:value="1593079858" calcext:value-type="float">
            <text:p>1593079858</text:p>
          </table:table-cell>
          <table:table-cell table:style-name="ce3" office:value-type="string" calcext:value-type="string">
            <text:p><text:s/>406653401</text:p>
          </table:table-cell>
          <table:table-cell table:formula="of:=[.A5]*10^9+[.B5]" office:value-type="float" office:value="1.59307985840665E+018" calcext:value-type="float">
            <text:p>1.59E+18</text:p>
          </table:table-cell>
          <table:table-cell/>
          <table:table-cell office:value-type="string" calcext:value-type="string">
            <text:p>1593079858507002115</text:p>
          </table:table-cell>
          <table:table-cell office:value-type="string" calcext:value-type="string">
            <text:p>1593079858506308078</text:p>
          </table:table-cell>
          <table:table-cell table:formula="of:=([.F5]-[.C5])*10^-6" office:value-type="float" office:value="99.657728" calcext:value-type="float">
            <text:p>99.657728</text:p>
          </table:table-cell>
          <table:table-cell table:number-columns-repeated="2"/>
        </table:table-row>
        <table:table-row table:style-name="ro1">
          <table:table-cell office:value-type="float" office:value="1593079859" calcext:value-type="float">
            <text:p>1593079859</text:p>
          </table:table-cell>
          <table:table-cell table:style-name="ce3" office:value-type="string" calcext:value-type="string">
            <text:p><text:s/>407928821</text:p>
          </table:table-cell>
          <table:table-cell table:formula="of:=[.A6]*10^9+[.B6]" office:value-type="float" office:value="1.59307985940793E+018" calcext:value-type="float">
            <text:p>1.59E+18</text:p>
          </table:table-cell>
          <table:table-cell/>
          <table:table-cell office:value-type="string" calcext:value-type="string">
            <text:p>1593079859517561912</text:p>
          </table:table-cell>
          <table:table-cell office:value-type="string" calcext:value-type="string">
            <text:p>1593079859516756057</text:p>
          </table:table-cell>
          <table:table-cell table:formula="of:=([.F6]-[.C6])*10^-6" office:value-type="float" office:value="108.825856" calcext:value-type="float">
            <text:p>108.825856</text:p>
          </table:table-cell>
          <table:table-cell table:number-columns-repeated="2"/>
        </table:table-row>
        <table:table-row table:style-name="ro1">
          <table:table-cell office:value-type="float" office:value="1593079860" calcext:value-type="float">
            <text:p>1593079860</text:p>
          </table:table-cell>
          <table:table-cell table:style-name="ce3" office:value-type="string" calcext:value-type="string">
            <text:p><text:s/>407224124</text:p>
          </table:table-cell>
          <table:table-cell table:formula="of:=[.A7]*10^9+[.B7]" office:value-type="float" office:value="1.59307986040722E+018" calcext:value-type="float">
            <text:p>1.59E+18</text:p>
          </table:table-cell>
          <table:table-cell/>
          <table:table-cell office:value-type="string" calcext:value-type="string">
            <text:p>1593079860511462926</text:p>
          </table:table-cell>
          <table:table-cell office:value-type="string" calcext:value-type="string">
            <text:p>1593079860510898113</text:p>
          </table:table-cell>
          <table:table-cell table:formula="of:=([.F7]-[.C7])*10^-6" office:value-type="float" office:value="103.677952" calcext:value-type="float">
            <text:p>103.677952</text:p>
          </table:table-cell>
          <table:table-cell table:number-columns-repeated="2"/>
        </table:table-row>
        <table:table-row table:style-name="ro1">
          <table:table-cell office:value-type="float" office:value="1593079861" calcext:value-type="float">
            <text:p>1593079861</text:p>
          </table:table-cell>
          <table:table-cell table:style-name="ce3" office:value-type="string" calcext:value-type="string">
            <text:p><text:s/>406113116</text:p>
          </table:table-cell>
          <table:table-cell table:formula="of:=[.A8]*10^9+[.B8]" office:value-type="float" office:value="1.59307986140611E+018" calcext:value-type="float">
            <text:p>1.59E+18</text:p>
          </table:table-cell>
          <table:table-cell/>
          <table:table-cell office:value-type="string" calcext:value-type="string">
            <text:p>1593079861503838062</text:p>
          </table:table-cell>
          <table:table-cell office:value-type="string" calcext:value-type="string">
            <text:p>1593079861503295898</text:p>
          </table:table-cell>
          <table:table-cell table:formula="of:=([.F8]-[.C8])*10^-6" office:value-type="float" office:value="97.185792" calcext:value-type="float">
            <text:p>97.185792</text:p>
          </table:table-cell>
          <table:table-cell table:number-columns-repeated="2"/>
        </table:table-row>
        <table:table-row table:style-name="ro1">
          <table:table-cell office:value-type="float" office:value="1593079862" calcext:value-type="float">
            <text:p>1593079862</text:p>
          </table:table-cell>
          <table:table-cell table:style-name="ce3" office:value-type="string" calcext:value-type="string">
            <text:p><text:s/>407496676</text:p>
          </table:table-cell>
          <table:table-cell table:formula="of:=[.A9]*10^9+[.B9]" office:value-type="float" office:value="1.5930798624075E+018" calcext:value-type="float">
            <text:p>1.59E+18</text:p>
          </table:table-cell>
          <table:table-cell/>
          <table:table-cell office:value-type="string" calcext:value-type="string">
            <text:p>1593079862510651111</text:p>
          </table:table-cell>
          <table:table-cell office:value-type="string" calcext:value-type="string">
            <text:p>1593079862509419918</text:p>
          </table:table-cell>
          <table:table-cell table:formula="of:=([.F9]-[.C9])*10^-6" office:value-type="float" office:value="101.92" calcext:value-type="float">
            <text:p>101.92</text:p>
          </table:table-cell>
          <table:table-cell table:number-columns-repeated="2"/>
        </table:table-row>
        <table:table-row table:style-name="ro1">
          <table:table-cell office:value-type="float" office:value="1593079863" calcext:value-type="float">
            <text:p>1593079863</text:p>
          </table:table-cell>
          <table:table-cell table:style-name="ce3" office:value-type="string" calcext:value-type="string">
            <text:p><text:s/>407818271</text:p>
          </table:table-cell>
          <table:table-cell table:formula="of:=[.A10]*10^9+[.B10]" office:value-type="float" office:value="1.59307986340782E+018" calcext:value-type="float">
            <text:p>1.59E+18</text:p>
          </table:table-cell>
          <table:table-cell/>
          <table:table-cell office:value-type="string" calcext:value-type="string">
            <text:p>1593079863512362003</text:p>
          </table:table-cell>
          <table:table-cell office:value-type="string" calcext:value-type="string">
            <text:p>1593079863511353969</text:p>
          </table:table-cell>
          <table:table-cell table:formula="of:=([.F10]-[.C10])*10^-6" office:value-type="float" office:value="103.533824" calcext:value-type="float">
            <text:p>103.533824</text:p>
          </table:table-cell>
          <table:table-cell table:number-columns-repeated="2"/>
        </table:table-row>
        <table:table-row table:style-name="ro1">
          <table:table-cell office:value-type="float" office:value="1593079864" calcext:value-type="float">
            <text:p>1593079864</text:p>
          </table:table-cell>
          <table:table-cell table:style-name="ce3" office:value-type="string" calcext:value-type="string">
            <text:p><text:s/>407526058</text:p>
          </table:table-cell>
          <table:table-cell table:formula="of:=[.A11]*10^9+[.B11]" office:value-type="float" office:value="1.59307986440753E+018" calcext:value-type="float">
            <text:p>1.59E+18</text:p>
          </table:table-cell>
          <table:table-cell/>
          <table:table-cell office:value-type="string" calcext:value-type="string">
            <text:p>1593079864505182981</text:p>
          </table:table-cell>
          <table:table-cell office:value-type="string" calcext:value-type="string">
            <text:p>1593079864504333972</text:p>
          </table:table-cell>
          <table:table-cell table:formula="of:=([.F11]-[.C11])*10^-6" office:value-type="float" office:value="96.804096" calcext:value-type="float">
            <text:p>96.804096</text:p>
          </table:table-cell>
          <table:table-cell table:number-columns-repeated="2"/>
        </table:table-row>
        <table:table-row table:style-name="ro1">
          <table:table-cell office:value-type="float" office:value="1593079865" calcext:value-type="float">
            <text:p>1593079865</text:p>
          </table:table-cell>
          <table:table-cell table:style-name="ce3" office:value-type="string" calcext:value-type="string">
            <text:p><text:s/>407253602</text:p>
          </table:table-cell>
          <table:table-cell table:formula="of:=[.A12]*10^9+[.B12]" office:value-type="float" office:value="1.59307986540725E+018" calcext:value-type="float">
            <text:p>1.59E+18</text:p>
          </table:table-cell>
          <table:table-cell/>
          <table:table-cell office:value-type="string" calcext:value-type="string">
            <text:p>1593079865513967037</text:p>
          </table:table-cell>
          <table:table-cell office:value-type="string" calcext:value-type="string">
            <text:p>1593079865512444972</text:p>
          </table:table-cell>
          <table:table-cell table:formula="of:=([.F12]-[.C12])*10^-6" office:value-type="float" office:value="105.195008" calcext:value-type="float">
            <text:p>105.195008</text:p>
          </table:table-cell>
          <table:table-cell table:number-columns-repeated="2"/>
        </table:table-row>
        <table:table-row table:style-name="ro1">
          <table:table-cell office:value-type="float" office:value="1593079866" calcext:value-type="float">
            <text:p>1593079866</text:p>
          </table:table-cell>
          <table:table-cell table:style-name="ce3" office:value-type="string" calcext:value-type="string">
            <text:p><text:s/>407584875</text:p>
          </table:table-cell>
          <table:table-cell table:formula="of:=[.A13]*10^9+[.B13]" office:value-type="float" office:value="1.59307986640758E+018" calcext:value-type="float">
            <text:p>1.59E+18</text:p>
          </table:table-cell>
          <table:table-cell/>
          <table:table-cell office:value-type="string" calcext:value-type="string">
            <text:p>1593079866510677099</text:p>
          </table:table-cell>
          <table:table-cell office:value-type="string" calcext:value-type="string">
            <text:p>1593079866509368896</text:p>
          </table:table-cell>
          <table:table-cell table:formula="of:=([.F13]-[.C13])*10^-6" office:value-type="float" office:value="101.788672" calcext:value-type="float">
            <text:p>101.788672</text:p>
          </table:table-cell>
          <table:table-cell table:number-columns-repeated="2"/>
        </table:table-row>
        <table:table-row table:style-name="ro1">
          <table:table-cell office:value-type="float" office:value="1593079867" calcext:value-type="float">
            <text:p>1593079867</text:p>
          </table:table-cell>
          <table:table-cell table:style-name="ce3" office:value-type="string" calcext:value-type="string">
            <text:p><text:s/>407743982</text:p>
          </table:table-cell>
          <table:table-cell table:formula="of:=[.A14]*10^9+[.B14]" office:value-type="float" office:value="1.59307986740774E+018" calcext:value-type="float">
            <text:p>1.59E+18</text:p>
          </table:table-cell>
          <table:table-cell/>
          <table:table-cell office:value-type="string" calcext:value-type="string">
            <text:p>1593079867508276939</text:p>
          </table:table-cell>
          <table:table-cell office:value-type="string" calcext:value-type="string">
            <text:p>1593079867506812095</text:p>
          </table:table-cell>
          <table:table-cell table:formula="of:=([.F14]-[.C14])*10^-6" office:value-type="float" office:value="99.072256" calcext:value-type="float">
            <text:p>99.072256</text:p>
          </table:table-cell>
          <table:table-cell table:number-columns-repeated="2"/>
        </table:table-row>
        <table:table-row table:style-name="ro1">
          <table:table-cell office:value-type="float" office:value="1593079868" calcext:value-type="float">
            <text:p>1593079868</text:p>
          </table:table-cell>
          <table:table-cell table:style-name="ce3" office:value-type="string" calcext:value-type="string">
            <text:p><text:s/>407471686</text:p>
          </table:table-cell>
          <table:table-cell table:formula="of:=[.A15]*10^9+[.B15]" office:value-type="float" office:value="1.59307986840747E+018" calcext:value-type="float">
            <text:p>1.59E+18</text:p>
          </table:table-cell>
          <table:table-cell/>
          <table:table-cell office:value-type="string" calcext:value-type="string">
            <text:p>1593079868509212017</text:p>
          </table:table-cell>
          <table:table-cell office:value-type="string" calcext:value-type="string">
            <text:p>1593079868508550882</text:p>
          </table:table-cell>
          <table:table-cell table:formula="of:=([.F15]-[.C15])*10^-6" office:value-type="float" office:value="101.080832" calcext:value-type="float">
            <text:p>101.080832</text:p>
          </table:table-cell>
          <table:table-cell table:number-columns-repeated="2"/>
        </table:table-row>
        <table:table-row table:style-name="ro1">
          <table:table-cell office:value-type="float" office:value="1593079869" calcext:value-type="float">
            <text:p>1593079869</text:p>
          </table:table-cell>
          <table:table-cell table:style-name="ce3" office:value-type="string" calcext:value-type="string">
            <text:p><text:s/>407315017</text:p>
          </table:table-cell>
          <table:table-cell table:formula="of:=[.A16]*10^9+[.B16]" office:value-type="float" office:value="1.59307986940732E+018" calcext:value-type="float">
            <text:p>1.59E+18</text:p>
          </table:table-cell>
          <table:table-cell/>
          <table:table-cell office:value-type="string" calcext:value-type="string">
            <text:p>1593079869515789031</text:p>
          </table:table-cell>
          <table:table-cell office:value-type="string" calcext:value-type="string">
            <text:p>1593079869515186071</text:p>
          </table:table-cell>
          <table:table-cell table:formula="of:=([.F16]-[.C16])*10^-6" office:value-type="float" office:value="107.865856" calcext:value-type="float">
            <text:p>107.865856</text:p>
          </table:table-cell>
          <table:table-cell table:number-columns-repeated="2"/>
        </table:table-row>
        <table:table-row table:style-name="ro1">
          <table:table-cell office:value-type="float" office:value="1593079870" calcext:value-type="float">
            <text:p>1593079870</text:p>
          </table:table-cell>
          <table:table-cell table:style-name="ce3" office:value-type="string" calcext:value-type="string">
            <text:p><text:s/>407612745</text:p>
          </table:table-cell>
          <table:table-cell table:formula="of:=[.A17]*10^9+[.B17]" office:value-type="float" office:value="1.59307987040761E+018" calcext:value-type="float">
            <text:p>1.59E+18</text:p>
          </table:table-cell>
          <table:table-cell/>
          <table:table-cell office:value-type="string" calcext:value-type="string">
            <text:p>1593079870509654045</text:p>
          </table:table-cell>
          <table:table-cell office:value-type="string" calcext:value-type="string">
            <text:p>1593079870508481025</text:p>
          </table:table-cell>
          <table:table-cell table:formula="of:=([.F17]-[.C17])*10^-6" office:value-type="float" office:value="100.871168" calcext:value-type="float">
            <text:p>100.871168</text:p>
          </table:table-cell>
          <table:table-cell table:number-columns-repeated="2"/>
        </table:table-row>
        <table:table-row table:style-name="ro1">
          <table:table-cell office:value-type="float" office:value="1593079871" calcext:value-type="float">
            <text:p>1593079871</text:p>
          </table:table-cell>
          <table:table-cell table:style-name="ce3" office:value-type="string" calcext:value-type="string">
            <text:p><text:s/>407546328</text:p>
          </table:table-cell>
          <table:table-cell table:formula="of:=[.A18]*10^9+[.B18]" office:value-type="float" office:value="1.59307987140755E+018" calcext:value-type="float">
            <text:p>1.59E+18</text:p>
          </table:table-cell>
          <table:table-cell/>
          <table:table-cell office:value-type="string" calcext:value-type="string">
            <text:p>1593079871511022090</text:p>
          </table:table-cell>
          <table:table-cell office:value-type="string" calcext:value-type="string">
            <text:p>1593079871510332107</text:p>
          </table:table-cell>
          <table:table-cell table:formula="of:=([.F18]-[.C18])*10^-6" office:value-type="float" office:value="102.782208" calcext:value-type="float">
            <text:p>102.782208</text:p>
          </table:table-cell>
          <table:table-cell table:number-columns-repeated="2"/>
        </table:table-row>
        <table:table-row table:style-name="ro1">
          <table:table-cell office:value-type="float" office:value="1593079872" calcext:value-type="float">
            <text:p>1593079872</text:p>
          </table:table-cell>
          <table:table-cell table:style-name="ce3" office:value-type="string" calcext:value-type="string">
            <text:p><text:s/>407277191</text:p>
          </table:table-cell>
          <table:table-cell table:formula="of:=[.A19]*10^9+[.B19]" office:value-type="float" office:value="1.59307987240728E+018" calcext:value-type="float">
            <text:p>1.59E+18</text:p>
          </table:table-cell>
          <table:table-cell/>
          <table:table-cell office:value-type="string" calcext:value-type="string">
            <text:p>1593079872505235910</text:p>
          </table:table-cell>
          <table:table-cell office:value-type="string" calcext:value-type="string">
            <text:p>1593079872504486083</text:p>
          </table:table-cell>
          <table:table-cell table:formula="of:=([.F19]-[.C19])*10^-6" office:value-type="float" office:value="97.206016" calcext:value-type="float">
            <text:p>97.206016</text:p>
          </table:table-cell>
          <table:table-cell table:number-columns-repeated="2"/>
        </table:table-row>
        <table:table-row table:style-name="ro1">
          <table:table-cell office:value-type="float" office:value="1593079873" calcext:value-type="float">
            <text:p>1593079873</text:p>
          </table:table-cell>
          <table:table-cell table:style-name="ce3" office:value-type="string" calcext:value-type="string">
            <text:p><text:s/>407305566</text:p>
          </table:table-cell>
          <table:table-cell table:formula="of:=[.A20]*10^9+[.B20]" office:value-type="float" office:value="1.59307987340731E+018" calcext:value-type="float">
            <text:p>1.59E+18</text:p>
          </table:table-cell>
          <table:table-cell/>
          <table:table-cell office:value-type="string" calcext:value-type="string">
            <text:p>1593079873506304979</text:p>
          </table:table-cell>
          <table:table-cell office:value-type="string" calcext:value-type="string">
            <text:p>1593079873505441904</text:p>
          </table:table-cell>
          <table:table-cell table:formula="of:=([.F20]-[.C20])*10^-6" office:value-type="float" office:value="98.131968" calcext:value-type="float">
            <text:p>98.131968</text:p>
          </table:table-cell>
          <table:table-cell table:number-columns-repeated="2"/>
        </table:table-row>
        <table:table-row table:style-name="ro1">
          <table:table-cell office:value-type="float" office:value="1593079874" calcext:value-type="float">
            <text:p>1593079874</text:p>
          </table:table-cell>
          <table:table-cell table:style-name="ce3" office:value-type="string" calcext:value-type="string">
            <text:p><text:s/>407028591</text:p>
          </table:table-cell>
          <table:table-cell table:formula="of:=[.A21]*10^9+[.B21]" office:value-type="float" office:value="1.59307987440703E+018" calcext:value-type="float">
            <text:p>1.59E+18</text:p>
          </table:table-cell>
          <table:table-cell/>
          <table:table-cell office:value-type="string" calcext:value-type="string">
            <text:p>1593079874509388923</text:p>
          </table:table-cell>
          <table:table-cell office:value-type="string" calcext:value-type="string">
            <text:p>1593079874508095026</text:p>
          </table:table-cell>
          <table:table-cell table:formula="of:=([.F21]-[.C21])*10^-6" office:value-type="float" office:value="101.06496" calcext:value-type="float">
            <text:p>101.06496</text:p>
          </table:table-cell>
          <table:table-cell table:number-columns-repeated="2"/>
        </table:table-row>
        <table:table-row table:style-name="ro1">
          <table:table-cell office:value-type="float" office:value="1593079875" calcext:value-type="float">
            <text:p>1593079875</text:p>
          </table:table-cell>
          <table:table-cell table:style-name="ce3" office:value-type="string" calcext:value-type="string">
            <text:p><text:s/>406718541</text:p>
          </table:table-cell>
          <table:table-cell table:formula="of:=[.A22]*10^9+[.B22]" office:value-type="float" office:value="1.59307987540672E+018" calcext:value-type="float">
            <text:p>1.59E+18</text:p>
          </table:table-cell>
          <table:table-cell/>
          <table:table-cell office:value-type="string" calcext:value-type="string">
            <text:p>1593079875510935068</text:p>
          </table:table-cell>
          <table:table-cell office:value-type="string" calcext:value-type="string">
            <text:p>1593079875510101079</text:p>
          </table:table-cell>
          <table:table-cell table:formula="of:=([.F22]-[.C22])*10^-6" office:value-type="float" office:value="103.380992" calcext:value-type="float">
            <text:p>103.380992</text:p>
          </table:table-cell>
          <table:table-cell table:number-columns-repeated="2"/>
        </table:table-row>
        <table:table-row table:style-name="ro1">
          <table:table-cell office:value-type="float" office:value="1593079876" calcext:value-type="float">
            <text:p>1593079876</text:p>
          </table:table-cell>
          <table:table-cell table:style-name="ce3" office:value-type="string" calcext:value-type="string">
            <text:p><text:s/>406877648</text:p>
          </table:table-cell>
          <table:table-cell table:formula="of:=[.A23]*10^9+[.B23]" office:value-type="float" office:value="1.59307987640688E+018" calcext:value-type="float">
            <text:p>1.59E+18</text:p>
          </table:table-cell>
          <table:table-cell/>
          <table:table-cell office:value-type="string" calcext:value-type="string">
            <text:p>1593079876517427921</text:p>
          </table:table-cell>
          <table:table-cell office:value-type="string" calcext:value-type="string">
            <text:p>1593079876516947031</text:p>
          </table:table-cell>
          <table:table-cell table:formula="of:=([.F23]-[.C23])*10^-6" office:value-type="float" office:value="110.0672" calcext:value-type="float">
            <text:p>110.0672</text:p>
          </table:table-cell>
          <table:table-cell table:number-columns-repeated="2"/>
        </table:table-row>
        <table:table-row table:style-name="ro1">
          <table:table-cell office:value-type="float" office:value="1593079877" calcext:value-type="float">
            <text:p>1593079877</text:p>
          </table:table-cell>
          <table:table-cell table:style-name="ce3" office:value-type="string" calcext:value-type="string">
            <text:p><text:s/>406732646</text:p>
          </table:table-cell>
          <table:table-cell table:formula="of:=[.A24]*10^9+[.B24]" office:value-type="float" office:value="1.59307987740673E+018" calcext:value-type="float">
            <text:p>1.59E+18</text:p>
          </table:table-cell>
          <table:table-cell/>
          <table:table-cell office:value-type="string" calcext:value-type="string">
            <text:p>1593079877505914926</text:p>
          </table:table-cell>
          <table:table-cell office:value-type="string" calcext:value-type="string">
            <text:p>1593079877504045009</text:p>
          </table:table-cell>
          <table:table-cell table:formula="of:=([.F24]-[.C24])*10^-6" office:value-type="float" office:value="97.315328" calcext:value-type="float">
            <text:p>97.315328</text:p>
          </table:table-cell>
          <table:table-cell table:number-columns-repeated="2"/>
        </table:table-row>
        <table:table-row table:style-name="ro1">
          <table:table-cell office:value-type="float" office:value="1593079878" calcext:value-type="float">
            <text:p>1593079878</text:p>
          </table:table-cell>
          <table:table-cell table:style-name="ce3" office:value-type="string" calcext:value-type="string">
            <text:p><text:s/>406509329</text:p>
          </table:table-cell>
          <table:table-cell table:formula="of:=[.A25]*10^9+[.B25]" office:value-type="float" office:value="1.59307987840651E+018" calcext:value-type="float">
            <text:p>1.59E+18</text:p>
          </table:table-cell>
          <table:table-cell/>
          <table:table-cell office:value-type="string" calcext:value-type="string">
            <text:p>1593079878512099027</text:p>
          </table:table-cell>
          <table:table-cell office:value-type="string" calcext:value-type="string">
            <text:p>1593079878511343002</text:p>
          </table:table-cell>
          <table:table-cell table:formula="of:=([.F25]-[.C25])*10^-6" office:value-type="float" office:value="104.833024" calcext:value-type="float">
            <text:p>104.833024</text:p>
          </table:table-cell>
          <table:table-cell table:number-columns-repeated="2"/>
        </table:table-row>
        <table:table-row table:style-name="ro1">
          <table:table-cell office:value-type="float" office:value="1593079879" calcext:value-type="float">
            <text:p>1593079879</text:p>
          </table:table-cell>
          <table:table-cell table:style-name="ce3" office:value-type="string" calcext:value-type="string">
            <text:p><text:s/>406830001</text:p>
          </table:table-cell>
          <table:table-cell table:formula="of:=[.A26]*10^9+[.B26]" office:value-type="float" office:value="1.59307987940683E+018" calcext:value-type="float">
            <text:p>1.59E+18</text:p>
          </table:table-cell>
          <table:table-cell/>
          <table:table-cell office:value-type="string" calcext:value-type="string">
            <text:p>1593079879511981964</text:p>
          </table:table-cell>
          <table:table-cell office:value-type="string" calcext:value-type="string">
            <text:p>1593079879511190891</text:p>
          </table:table-cell>
          <table:table-cell table:formula="of:=([.F26]-[.C26])*10^-6" office:value-type="float" office:value="104.36096" calcext:value-type="float">
            <text:p>104.36096</text:p>
          </table:table-cell>
          <table:table-cell table:number-columns-repeated="2"/>
        </table:table-row>
        <table:table-row table:style-name="ro1">
          <table:table-cell office:value-type="float" office:value="1593079880" calcext:value-type="float">
            <text:p>1593079880</text:p>
          </table:table-cell>
          <table:table-cell table:style-name="ce3" office:value-type="string" calcext:value-type="string">
            <text:p><text:s/>406328925</text:p>
          </table:table-cell>
          <table:table-cell table:formula="of:=[.A27]*10^9+[.B27]" office:value-type="float" office:value="1.59307988040633E+018" calcext:value-type="float">
            <text:p>1.59E+18</text:p>
          </table:table-cell>
          <table:table-cell/>
          <table:table-cell office:value-type="string" calcext:value-type="string">
            <text:p>1593079880513120889</text:p>
          </table:table-cell>
          <table:table-cell office:value-type="string" calcext:value-type="string">
            <text:p>1593079880512583971</text:p>
          </table:table-cell>
          <table:table-cell table:formula="of:=([.F27]-[.C27])*10^-6" office:value-type="float" office:value="106.25408" calcext:value-type="float">
            <text:p>106.25408</text:p>
          </table:table-cell>
          <table:table-cell table:number-columns-repeated="2"/>
        </table:table-row>
        <table:table-row table:style-name="ro1">
          <table:table-cell office:value-type="float" office:value="1593079881" calcext:value-type="float">
            <text:p>1593079881</text:p>
          </table:table-cell>
          <table:table-cell table:style-name="ce3" office:value-type="string" calcext:value-type="string">
            <text:p><text:s/>406665334</text:p>
          </table:table-cell>
          <table:table-cell table:formula="of:=[.A28]*10^9+[.B28]" office:value-type="float" office:value="1.59307988140667E+018" calcext:value-type="float">
            <text:p>1.59E+18</text:p>
          </table:table-cell>
          <table:table-cell/>
          <table:table-cell office:value-type="string" calcext:value-type="string">
            <text:p>1593079881516371011</text:p>
          </table:table-cell>
          <table:table-cell office:value-type="string" calcext:value-type="string">
            <text:p>1593079881514997959</text:p>
          </table:table-cell>
          <table:table-cell table:formula="of:=([.F28]-[.C28])*10^-6" office:value-type="float" office:value="108.327936" calcext:value-type="float">
            <text:p>108.327936</text:p>
          </table:table-cell>
          <table:table-cell table:number-columns-repeated="2"/>
        </table:table-row>
        <table:table-row table:style-name="ro1">
          <table:table-cell office:value-type="float" office:value="1593079882" calcext:value-type="float">
            <text:p>1593079882</text:p>
          </table:table-cell>
          <table:table-cell table:style-name="ce3" office:value-type="string" calcext:value-type="string">
            <text:p><text:s/>406677764</text:p>
          </table:table-cell>
          <table:table-cell table:formula="of:=[.A29]*10^9+[.B29]" office:value-type="float" office:value="1.59307988240668E+018" calcext:value-type="float">
            <text:p>1.59E+18</text:p>
          </table:table-cell>
          <table:table-cell/>
          <table:table-cell office:value-type="string" calcext:value-type="string">
            <text:p>1593079882506202936</text:p>
          </table:table-cell>
          <table:table-cell office:value-type="string" calcext:value-type="string">
            <text:p>1593079882505534887</text:p>
          </table:table-cell>
          <table:table-cell table:formula="of:=([.F29]-[.C29])*10^-6" office:value-type="float" office:value="98.854656" calcext:value-type="float">
            <text:p>98.854656</text:p>
          </table:table-cell>
          <table:table-cell table:number-columns-repeated="2"/>
        </table:table-row>
        <table:table-row table:style-name="ro1">
          <table:table-cell office:value-type="float" office:value="1593079883" calcext:value-type="float">
            <text:p>1593079883</text:p>
          </table:table-cell>
          <table:table-cell table:style-name="ce3" office:value-type="string" calcext:value-type="string">
            <text:p><text:s/>407118333</text:p>
          </table:table-cell>
          <table:table-cell table:formula="of:=[.A30]*10^9+[.B30]" office:value-type="float" office:value="1.59307988340712E+018" calcext:value-type="float">
            <text:p>1.59E+18</text:p>
          </table:table-cell>
          <table:table-cell/>
          <table:table-cell office:value-type="string" calcext:value-type="string">
            <text:p>1593079883508126974</text:p>
          </table:table-cell>
          <table:table-cell office:value-type="string" calcext:value-type="string">
            <text:p>1593079883507399082</text:p>
          </table:table-cell>
          <table:table-cell table:formula="of:=([.F30]-[.C30])*10^-6" office:value-type="float" office:value="100.27904" calcext:value-type="float">
            <text:p>100.27904</text:p>
          </table:table-cell>
          <table:table-cell table:number-columns-repeated="2"/>
        </table:table-row>
        <table:table-row table:style-name="ro1">
          <table:table-cell office:value-type="float" office:value="1593079884" calcext:value-type="float">
            <text:p>1593079884</text:p>
          </table:table-cell>
          <table:table-cell table:style-name="ce3" office:value-type="string" calcext:value-type="string">
            <text:p><text:s/>406356031</text:p>
          </table:table-cell>
          <table:table-cell table:formula="of:=[.A31]*10^9+[.B31]" office:value-type="float" office:value="1.59307988440636E+018" calcext:value-type="float">
            <text:p>1.59E+18</text:p>
          </table:table-cell>
          <table:table-cell/>
          <table:table-cell office:value-type="string" calcext:value-type="string">
            <text:p>1593079884506130933</text:p>
          </table:table-cell>
          <table:table-cell office:value-type="string" calcext:value-type="string">
            <text:p>1593079884505477905</text:p>
          </table:table-cell>
          <table:table-cell table:formula="of:=([.F31]-[.C31])*10^-6" office:value-type="float" office:value="99.11808" calcext:value-type="float">
            <text:p>99.11808</text:p>
          </table:table-cell>
          <table:table-cell table:number-columns-repeated="2"/>
        </table:table-row>
        <table:table-row table:style-name="ro1">
          <table:table-cell office:value-type="float" office:value="1593079885" calcext:value-type="float">
            <text:p>1593079885</text:p>
          </table:table-cell>
          <table:table-cell table:style-name="ce3" office:value-type="string" calcext:value-type="string">
            <text:p><text:s/>407174053</text:p>
          </table:table-cell>
          <table:table-cell table:formula="of:=[.A32]*10^9+[.B32]" office:value-type="float" office:value="1.59307988540717E+018" calcext:value-type="float">
            <text:p>1.59E+18</text:p>
          </table:table-cell>
          <table:table-cell/>
          <table:table-cell office:value-type="string" calcext:value-type="string">
            <text:p>1593079885518096923</text:p>
          </table:table-cell>
          <table:table-cell office:value-type="string" calcext:value-type="string">
            <text:p>1593079885517349004</text:p>
          </table:table-cell>
          <table:table-cell table:formula="of:=([.F32]-[.C32])*10^-6" office:value-type="float" office:value="110.179072" calcext:value-type="float">
            <text:p>110.179072</text:p>
          </table:table-cell>
          <table:table-cell table:number-columns-repeated="2"/>
        </table:table-row>
        <table:table-row table:style-name="ro1">
          <table:table-cell office:value-type="float" office:value="1593079886" calcext:value-type="float">
            <text:p>1593079886</text:p>
          </table:table-cell>
          <table:table-cell table:style-name="ce3" office:value-type="string" calcext:value-type="string">
            <text:p><text:s/>406830204</text:p>
          </table:table-cell>
          <table:table-cell table:formula="of:=[.A33]*10^9+[.B33]" office:value-type="float" office:value="1.59307988640683E+018" calcext:value-type="float">
            <text:p>1.59E+18</text:p>
          </table:table-cell>
          <table:table-cell/>
          <table:table-cell office:value-type="string" calcext:value-type="string">
            <text:p>1593079886510945081</text:p>
          </table:table-cell>
          <table:table-cell office:value-type="string" calcext:value-type="string">
            <text:p>1593079886510229110</text:p>
          </table:table-cell>
          <table:table-cell table:formula="of:=([.F33]-[.C33])*10^-6" office:value-type="float" office:value="103.398912" calcext:value-type="float">
            <text:p>103.398912</text:p>
          </table:table-cell>
          <table:table-cell table:number-columns-repeated="2"/>
        </table:table-row>
        <table:table-row table:style-name="ro1">
          <table:table-cell office:value-type="float" office:value="1593079887" calcext:value-type="float">
            <text:p>1593079887</text:p>
          </table:table-cell>
          <table:table-cell table:style-name="ce3" office:value-type="string" calcext:value-type="string">
            <text:p><text:s/>407481187</text:p>
          </table:table-cell>
          <table:table-cell table:formula="of:=[.A34]*10^9+[.B34]" office:value-type="float" office:value="1.59307988740748E+018" calcext:value-type="float">
            <text:p>1.59E+18</text:p>
          </table:table-cell>
          <table:table-cell/>
          <table:table-cell office:value-type="string" calcext:value-type="string">
            <text:p>1593079887512532949</text:p>
          </table:table-cell>
          <table:table-cell office:value-type="string" calcext:value-type="string">
            <text:p>1593079887511791944</text:p>
          </table:table-cell>
          <table:table-cell table:formula="of:=([.F34]-[.C34])*10^-6" office:value-type="float" office:value="104.31232" calcext:value-type="float">
            <text:p>104.31232</text:p>
          </table:table-cell>
          <table:table-cell table:number-columns-repeated="2"/>
        </table:table-row>
        <table:table-row table:style-name="ro1">
          <table:table-cell office:value-type="float" office:value="1593079888" calcext:value-type="float">
            <text:p>1593079888</text:p>
          </table:table-cell>
          <table:table-cell table:style-name="ce3" office:value-type="string" calcext:value-type="string">
            <text:p><text:s/>407636159</text:p>
          </table:table-cell>
          <table:table-cell table:formula="of:=[.A35]*10^9+[.B35]" office:value-type="float" office:value="1.59307988840764E+018" calcext:value-type="float">
            <text:p>1.59E+18</text:p>
          </table:table-cell>
          <table:table-cell/>
          <table:table-cell office:value-type="string" calcext:value-type="string">
            <text:p>1593079888510685920</text:p>
          </table:table-cell>
          <table:table-cell office:value-type="string" calcext:value-type="string">
            <text:p>1593079888510090112</text:p>
          </table:table-cell>
          <table:table-cell table:formula="of:=([.F35]-[.C35])*10^-6" office:value-type="float" office:value="102.44992" calcext:value-type="float">
            <text:p>102.44992</text:p>
          </table:table-cell>
          <table:table-cell table:number-columns-repeated="2"/>
        </table:table-row>
        <table:table-row table:style-name="ro1">
          <table:table-cell office:value-type="float" office:value="1593079889" calcext:value-type="float">
            <text:p>1593079889</text:p>
          </table:table-cell>
          <table:table-cell table:style-name="ce3" office:value-type="string" calcext:value-type="string">
            <text:p><text:s/>406462464</text:p>
          </table:table-cell>
          <table:table-cell table:formula="of:=[.A36]*10^9+[.B36]" office:value-type="float" office:value="1.59307988940646E+018" calcext:value-type="float">
            <text:p>1.59E+18</text:p>
          </table:table-cell>
          <table:table-cell/>
          <table:table-cell office:value-type="string" calcext:value-type="string">
            <text:p>1593079889504683017</text:p>
          </table:table-cell>
          <table:table-cell office:value-type="string" calcext:value-type="string">
            <text:p>1593079889503813028</text:p>
          </table:table-cell>
          <table:table-cell table:formula="of:=([.F36]-[.C36])*10^-6" office:value-type="float" office:value="97.353216" calcext:value-type="float">
            <text:p>97.353216</text:p>
          </table:table-cell>
          <table:table-cell table:number-columns-repeated="2"/>
        </table:table-row>
        <table:table-row table:style-name="ro1">
          <table:table-cell office:value-type="float" office:value="1593079890" calcext:value-type="float">
            <text:p>1593079890</text:p>
          </table:table-cell>
          <table:table-cell table:style-name="ce3" office:value-type="string" calcext:value-type="string">
            <text:p><text:s/>406785651</text:p>
          </table:table-cell>
          <table:table-cell table:formula="of:=[.A37]*10^9+[.B37]" office:value-type="float" office:value="1.59307989040679E+018" calcext:value-type="float">
            <text:p>1.59E+18</text:p>
          </table:table-cell>
          <table:table-cell/>
          <table:table-cell office:value-type="string" calcext:value-type="string">
            <text:p>1593079890509509086</text:p>
          </table:table-cell>
          <table:table-cell office:value-type="string" calcext:value-type="string">
            <text:p>1593079890508825063</text:p>
          </table:table-cell>
          <table:table-cell table:formula="of:=([.F37]-[.C37])*10^-6" office:value-type="float" office:value="102.0352" calcext:value-type="float">
            <text:p>102.0352</text:p>
          </table:table-cell>
          <table:table-cell table:number-columns-repeated="2"/>
        </table:table-row>
        <table:table-row table:style-name="ro1">
          <table:table-cell office:value-type="float" office:value="1593079891" calcext:value-type="float">
            <text:p>1593079891</text:p>
          </table:table-cell>
          <table:table-cell table:style-name="ce3" office:value-type="string" calcext:value-type="string">
            <text:p><text:s/>407759584</text:p>
          </table:table-cell>
          <table:table-cell table:formula="of:=[.A38]*10^9+[.B38]" office:value-type="float" office:value="1.59307989140776E+018" calcext:value-type="float">
            <text:p>1.59E+18</text:p>
          </table:table-cell>
          <table:table-cell/>
          <table:table-cell office:value-type="string" calcext:value-type="string">
            <text:p>1593079891514617919</text:p>
          </table:table-cell>
          <table:table-cell office:value-type="string" calcext:value-type="string">
            <text:p>1593079891514053106</text:p>
          </table:table-cell>
          <table:table-cell table:formula="of:=([.F38]-[.C38])*10^-6" office:value-type="float" office:value="106.293248" calcext:value-type="float">
            <text:p>106.293248</text:p>
          </table:table-cell>
          <table:table-cell table:number-columns-repeated="2"/>
        </table:table-row>
        <table:table-row table:style-name="ro1">
          <table:table-cell office:value-type="float" office:value="1593079892" calcext:value-type="float">
            <text:p>1593079892</text:p>
          </table:table-cell>
          <table:table-cell table:style-name="ce3" office:value-type="string" calcext:value-type="string">
            <text:p><text:s/>407178912</text:p>
          </table:table-cell>
          <table:table-cell table:formula="of:=[.A39]*10^9+[.B39]" office:value-type="float" office:value="1.59307989240718E+018" calcext:value-type="float">
            <text:p>1.59E+18</text:p>
          </table:table-cell>
          <table:table-cell/>
          <table:table-cell office:value-type="string" calcext:value-type="string">
            <text:p>1593079892518173933</text:p>
          </table:table-cell>
          <table:table-cell office:value-type="string" calcext:value-type="string">
            <text:p>1593079892516999959</text:p>
          </table:table-cell>
          <table:table-cell table:formula="of:=([.F39]-[.C39])*10^-6" office:value-type="float" office:value="109.819904" calcext:value-type="float">
            <text:p>109.819904</text:p>
          </table:table-cell>
          <table:table-cell table:number-columns-repeated="2"/>
        </table:table-row>
        <table:table-row table:style-name="ro1">
          <table:table-cell office:value-type="float" office:value="1593079893" calcext:value-type="float">
            <text:p>1593079893</text:p>
          </table:table-cell>
          <table:table-cell table:style-name="ce3" office:value-type="string" calcext:value-type="string">
            <text:p><text:s/>407438575</text:p>
          </table:table-cell>
          <table:table-cell table:formula="of:=[.A40]*10^9+[.B40]" office:value-type="float" office:value="1.59307989340744E+018" calcext:value-type="float">
            <text:p>1.59E+18</text:p>
          </table:table-cell>
          <table:table-cell/>
          <table:table-cell office:value-type="string" calcext:value-type="string">
            <text:p>1593079893509728908</text:p>
          </table:table-cell>
          <table:table-cell office:value-type="string" calcext:value-type="string">
            <text:p>1593079893509111881</text:p>
          </table:table-cell>
          <table:table-cell table:formula="of:=([.F40]-[.C40])*10^-6" office:value-type="float" office:value="101.671936" calcext:value-type="float">
            <text:p>101.671936</text:p>
          </table:table-cell>
          <table:table-cell table:number-columns-repeated="2"/>
        </table:table-row>
        <table:table-row table:style-name="ro1">
          <table:table-cell office:value-type="float" office:value="1593079894" calcext:value-type="float">
            <text:p>1593079894</text:p>
          </table:table-cell>
          <table:table-cell table:style-name="ce3" office:value-type="string" calcext:value-type="string">
            <text:p><text:s/>407210707</text:p>
          </table:table-cell>
          <table:table-cell table:formula="of:=[.A41]*10^9+[.B41]" office:value-type="float" office:value="1.59307989440721E+018" calcext:value-type="float">
            <text:p>1.59E+18</text:p>
          </table:table-cell>
          <table:table-cell/>
          <table:table-cell office:value-type="string" calcext:value-type="string">
            <text:p>1593079894512608051</text:p>
          </table:table-cell>
          <table:table-cell office:value-type="string" calcext:value-type="string">
            <text:p>1593079894511650085</text:p>
          </table:table-cell>
          <table:table-cell table:formula="of:=([.F41]-[.C41])*10^-6" office:value-type="float" office:value="104.439808" calcext:value-type="float">
            <text:p>104.439808</text:p>
          </table:table-cell>
          <table:table-cell table:number-columns-repeated="2"/>
        </table:table-row>
        <table:table-row table:style-name="ro1">
          <table:table-cell office:value-type="float" office:value="1593079895" calcext:value-type="float">
            <text:p>1593079895</text:p>
          </table:table-cell>
          <table:table-cell table:style-name="ce3" office:value-type="string" calcext:value-type="string">
            <text:p><text:s/>406681657</text:p>
          </table:table-cell>
          <table:table-cell table:formula="of:=[.A42]*10^9+[.B42]" office:value-type="float" office:value="1.59307989540668E+018" calcext:value-type="float">
            <text:p>1.59E+18</text:p>
          </table:table-cell>
          <table:table-cell/>
          <table:table-cell office:value-type="string" calcext:value-type="string">
            <text:p>1593079895512171983</text:p>
          </table:table-cell>
          <table:table-cell office:value-type="string" calcext:value-type="string">
            <text:p>1593079895510590076</text:p>
          </table:table-cell>
          <table:table-cell table:formula="of:=([.F42]-[.C42])*10^-6" office:value-type="float" office:value="103.909888" calcext:value-type="float">
            <text:p>103.909888</text:p>
          </table:table-cell>
          <table:table-cell table:number-columns-repeated="2"/>
        </table:table-row>
        <table:table-row table:style-name="ro1">
          <table:table-cell office:value-type="float" office:value="1593079896" calcext:value-type="float">
            <text:p>1593079896</text:p>
          </table:table-cell>
          <table:table-cell table:style-name="ce3" office:value-type="string" calcext:value-type="string">
            <text:p><text:s/>407212866</text:p>
          </table:table-cell>
          <table:table-cell table:formula="of:=[.A43]*10^9+[.B43]" office:value-type="float" office:value="1.59307989640721E+018" calcext:value-type="float">
            <text:p>1.59E+18</text:p>
          </table:table-cell>
          <table:table-cell/>
          <table:table-cell office:value-type="string" calcext:value-type="string">
            <text:p>1593079896511449098</text:p>
          </table:table-cell>
          <table:table-cell office:value-type="string" calcext:value-type="string">
            <text:p>1593079896510575056</text:p>
          </table:table-cell>
          <table:table-cell table:formula="of:=([.F43]-[.C43])*10^-6" office:value-type="float" office:value="103.364864" calcext:value-type="float">
            <text:p>103.364864</text:p>
          </table:table-cell>
          <table:table-cell table:number-columns-repeated="2"/>
        </table:table-row>
        <table:table-row table:style-name="ro1">
          <table:table-cell office:value-type="float" office:value="1593079897" calcext:value-type="float">
            <text:p>1593079897</text:p>
          </table:table-cell>
          <table:table-cell table:style-name="ce3" office:value-type="string" calcext:value-type="string">
            <text:p><text:s/>406796069</text:p>
          </table:table-cell>
          <table:table-cell table:formula="of:=[.A44]*10^9+[.B44]" office:value-type="float" office:value="1.5930798974068E+018" calcext:value-type="float">
            <text:p>1.59E+18</text:p>
          </table:table-cell>
          <table:table-cell/>
          <table:table-cell office:value-type="string" calcext:value-type="string">
            <text:p>1593079897509520053</text:p>
          </table:table-cell>
          <table:table-cell office:value-type="string" calcext:value-type="string">
            <text:p>1593079897508555889</text:p>
          </table:table-cell>
          <table:table-cell table:formula="of:=([.F44]-[.C44])*10^-6" office:value-type="float" office:value="101.755904" calcext:value-type="float">
            <text:p>101.755904</text:p>
          </table:table-cell>
          <table:table-cell table:number-columns-repeated="2"/>
        </table:table-row>
        <table:table-row table:style-name="ro1">
          <table:table-cell office:value-type="float" office:value="1593079898" calcext:value-type="float">
            <text:p>1593079898</text:p>
          </table:table-cell>
          <table:table-cell table:style-name="ce3" office:value-type="string" calcext:value-type="string">
            <text:p><text:s/>406445973</text:p>
          </table:table-cell>
          <table:table-cell table:formula="of:=[.A45]*10^9+[.B45]" office:value-type="float" office:value="1.59307989840645E+018" calcext:value-type="float">
            <text:p>1.59E+18</text:p>
          </table:table-cell>
          <table:table-cell/>
          <table:table-cell office:value-type="string" calcext:value-type="string">
            <text:p>1593079898509318113</text:p>
          </table:table-cell>
          <table:table-cell office:value-type="string" calcext:value-type="string">
            <text:p>1593079898508630990</text:p>
          </table:table-cell>
          <table:table-cell table:formula="of:=([.F45]-[.C45])*10^-6" office:value-type="float" office:value="102.180864" calcext:value-type="float">
            <text:p>102.180864</text:p>
          </table:table-cell>
          <table:table-cell table:number-columns-repeated="2"/>
        </table:table-row>
        <table:table-row table:style-name="ro1">
          <table:table-cell office:value-type="float" office:value="1593079899" calcext:value-type="float">
            <text:p>1593079899</text:p>
          </table:table-cell>
          <table:table-cell table:style-name="ce3" office:value-type="string" calcext:value-type="string">
            <text:p><text:s/>406906751</text:p>
          </table:table-cell>
          <table:table-cell table:formula="of:=[.A46]*10^9+[.B46]" office:value-type="float" office:value="1.59307989940691E+018" calcext:value-type="float">
            <text:p>1.59E+18</text:p>
          </table:table-cell>
          <table:table-cell/>
          <table:table-cell office:value-type="string" calcext:value-type="string">
            <text:p>1593079899506246089</text:p>
          </table:table-cell>
          <table:table-cell office:value-type="string" calcext:value-type="string">
            <text:p>1593079899505650043</text:p>
          </table:table-cell>
          <table:table-cell table:formula="of:=([.F46]-[.C46])*10^-6" office:value-type="float" office:value="98.739968" calcext:value-type="float">
            <text:p>98.739968</text:p>
          </table:table-cell>
          <table:table-cell table:number-columns-repeated="2"/>
        </table:table-row>
        <table:table-row table:style-name="ro1">
          <table:table-cell office:value-type="float" office:value="1593079900" calcext:value-type="float">
            <text:p>1593079900</text:p>
          </table:table-cell>
          <table:table-cell table:style-name="ce3" office:value-type="string" calcext:value-type="string">
            <text:p><text:s/>406379191</text:p>
          </table:table-cell>
          <table:table-cell table:formula="of:=[.A47]*10^9+[.B47]" office:value-type="float" office:value="1.59307990040638E+018" calcext:value-type="float">
            <text:p>1.59E+18</text:p>
          </table:table-cell>
          <table:table-cell/>
          <table:table-cell office:value-type="string" calcext:value-type="string">
            <text:p>1593079900516700983</text:p>
          </table:table-cell>
          <table:table-cell office:value-type="string" calcext:value-type="string">
            <text:p>1593079900516045093</text:p>
          </table:table-cell>
          <table:table-cell table:formula="of:=([.F47]-[.C47])*10^-6" office:value-type="float" office:value="109.665024" calcext:value-type="float">
            <text:p>109.665024</text:p>
          </table:table-cell>
          <table:table-cell table:number-columns-repeated="2"/>
        </table:table-row>
        <table:table-row table:style-name="ro1">
          <table:table-cell office:value-type="float" office:value="1593079901" calcext:value-type="float">
            <text:p>1593079901</text:p>
          </table:table-cell>
          <table:table-cell table:style-name="ce3" office:value-type="string" calcext:value-type="string">
            <text:p><text:s/>406380657</text:p>
          </table:table-cell>
          <table:table-cell table:formula="of:=[.A48]*10^9+[.B48]" office:value-type="float" office:value="1.59307990140638E+018" calcext:value-type="float">
            <text:p>1.59E+18</text:p>
          </table:table-cell>
          <table:table-cell/>
          <table:table-cell office:value-type="string" calcext:value-type="string">
            <text:p>1593079901515446901</text:p>
          </table:table-cell>
          <table:table-cell office:value-type="string" calcext:value-type="string">
            <text:p>1593079901514844894</text:p>
          </table:table-cell>
          <table:table-cell table:formula="of:=([.F48]-[.C48])*10^-6" office:value-type="float" office:value="108.46464" calcext:value-type="float">
            <text:p>108.46464</text:p>
          </table:table-cell>
          <table:table-cell table:number-columns-repeated="2"/>
        </table:table-row>
        <table:table-row table:style-name="ro1">
          <table:table-cell office:value-type="float" office:value="1593079902" calcext:value-type="float">
            <text:p>1593079902</text:p>
          </table:table-cell>
          <table:table-cell table:style-name="ce3" office:value-type="string" calcext:value-type="string">
            <text:p><text:s/>406153959</text:p>
          </table:table-cell>
          <table:table-cell table:formula="of:=[.A49]*10^9+[.B49]" office:value-type="float" office:value="1.59307990240615E+018" calcext:value-type="float">
            <text:p>1.59E+18</text:p>
          </table:table-cell>
          <table:table-cell/>
          <table:table-cell office:value-type="string" calcext:value-type="string">
            <text:p>1593079902513581991</text:p>
          </table:table-cell>
          <table:table-cell office:value-type="string" calcext:value-type="string">
            <text:p>1593079902512743949</text:p>
          </table:table-cell>
          <table:table-cell table:formula="of:=([.F49]-[.C49])*10^-6" office:value-type="float" office:value="106.593792" calcext:value-type="float">
            <text:p>106.593792</text:p>
          </table:table-cell>
          <table:table-cell table:number-columns-repeated="2"/>
        </table:table-row>
        <table:table-row table:style-name="ro1">
          <table:table-cell office:value-type="float" office:value="1593079903" calcext:value-type="float">
            <text:p>1593079903</text:p>
          </table:table-cell>
          <table:table-cell table:style-name="ce3" office:value-type="string" calcext:value-type="string">
            <text:p><text:s/>406315993</text:p>
          </table:table-cell>
          <table:table-cell table:formula="of:=[.A50]*10^9+[.B50]" office:value-type="float" office:value="1.59307990340632E+018" calcext:value-type="float">
            <text:p>1.59E+18</text:p>
          </table:table-cell>
          <table:table-cell/>
          <table:table-cell office:value-type="string" calcext:value-type="string">
            <text:p>1593079903513329029</text:p>
          </table:table-cell>
          <table:table-cell office:value-type="string" calcext:value-type="string">
            <text:p>1593079903512310028</text:p>
          </table:table-cell>
          <table:table-cell table:formula="of:=([.F50]-[.C50])*10^-6" office:value-type="float" office:value="105.990144" calcext:value-type="float">
            <text:p>105.990144</text:p>
          </table:table-cell>
          <table:table-cell table:number-columns-repeated="2"/>
        </table:table-row>
        <table:table-row table:style-name="ro1">
          <table:table-cell office:value-type="float" office:value="1593079904" calcext:value-type="float">
            <text:p>1593079904</text:p>
          </table:table-cell>
          <table:table-cell table:style-name="ce3" office:value-type="string" calcext:value-type="string">
            <text:p><text:s/>406425230</text:p>
          </table:table-cell>
          <table:table-cell table:formula="of:=[.A51]*10^9+[.B51]" office:value-type="float" office:value="1.59307990440643E+018" calcext:value-type="float">
            <text:p>1.59E+18</text:p>
          </table:table-cell>
          <table:table-cell/>
          <table:table-cell office:value-type="string" calcext:value-type="string">
            <text:p>1593079904518104076</text:p>
          </table:table-cell>
          <table:table-cell office:value-type="string" calcext:value-type="string">
            <text:p>1593079904517143011</text:p>
          </table:table-cell>
          <table:table-cell table:formula="of:=([.F51]-[.C51])*10^-6" office:value-type="float" office:value="110.712832" calcext:value-type="float">
            <text:p>110.712832</text:p>
          </table:table-cell>
          <table:table-cell table:number-columns-repeated="2"/>
        </table:table-row>
        <table:table-row table:style-name="ro1">
          <table:table-cell office:value-type="float" office:value="1593079905" calcext:value-type="float">
            <text:p>1593079905</text:p>
          </table:table-cell>
          <table:table-cell table:style-name="ce3" office:value-type="string" calcext:value-type="string">
            <text:p><text:s/>406465725</text:p>
          </table:table-cell>
          <table:table-cell table:formula="of:=[.A52]*10^9+[.B52]" office:value-type="float" office:value="1.59307990540647E+018" calcext:value-type="float">
            <text:p>1.59E+18</text:p>
          </table:table-cell>
          <table:table-cell/>
          <table:table-cell office:value-type="string" calcext:value-type="string">
            <text:p>1593079905506012916</text:p>
          </table:table-cell>
          <table:table-cell office:value-type="string" calcext:value-type="string">
            <text:p>1593079905505485057</text:p>
          </table:table-cell>
          <table:table-cell table:formula="of:=([.F52]-[.C52])*10^-6" office:value-type="float" office:value="99.014912" calcext:value-type="float">
            <text:p>99.014912</text:p>
          </table:table-cell>
          <table:table-cell table:number-columns-repeated="2"/>
        </table:table-row>
        <table:table-row table:style-name="ro1">
          <table:table-cell office:value-type="float" office:value="1593079906" calcext:value-type="float">
            <text:p>1593079906</text:p>
          </table:table-cell>
          <table:table-cell table:style-name="ce3" office:value-type="string" calcext:value-type="string">
            <text:p><text:s/>406365035</text:p>
          </table:table-cell>
          <table:table-cell table:formula="of:=[.A53]*10^9+[.B53]" office:value-type="float" office:value="1.59307990640637E+018" calcext:value-type="float">
            <text:p>1.59E+18</text:p>
          </table:table-cell>
          <table:table-cell/>
          <table:table-cell office:value-type="string" calcext:value-type="string">
            <text:p>1593079906506901025</text:p>
          </table:table-cell>
          <table:table-cell office:value-type="string" calcext:value-type="string">
            <text:p>1593079906506324052</text:p>
          </table:table-cell>
          <table:table-cell table:formula="of:=([.F53]-[.C53])*10^-6" office:value-type="float" office:value="99.954176" calcext:value-type="float">
            <text:p>99.954176</text:p>
          </table:table-cell>
          <table:table-cell table:number-columns-repeated="2"/>
        </table:table-row>
        <table:table-row table:style-name="ro1">
          <table:table-cell office:value-type="float" office:value="1593079907" calcext:value-type="float">
            <text:p>1593079907</text:p>
          </table:table-cell>
          <table:table-cell table:style-name="ce3" office:value-type="string" calcext:value-type="string">
            <text:p><text:s/>406408897</text:p>
          </table:table-cell>
          <table:table-cell table:formula="of:=[.A54]*10^9+[.B54]" office:value-type="float" office:value="1.59307990740641E+018" calcext:value-type="float">
            <text:p>1.59E+18</text:p>
          </table:table-cell>
          <table:table-cell/>
          <table:table-cell office:value-type="string" calcext:value-type="string">
            <text:p>1593079907510946989</text:p>
          </table:table-cell>
          <table:table-cell office:value-type="string" calcext:value-type="string">
            <text:p>1593079907510333061</text:p>
          </table:table-cell>
          <table:table-cell table:formula="of:=([.F54]-[.C54])*10^-6" office:value-type="float" office:value="103.9232" calcext:value-type="float">
            <text:p>103.9232</text:p>
          </table:table-cell>
          <table:table-cell table:number-columns-repeated="2"/>
        </table:table-row>
        <table:table-row table:style-name="ro1">
          <table:table-cell office:value-type="float" office:value="1593079908" calcext:value-type="float">
            <text:p>1593079908</text:p>
          </table:table-cell>
          <table:table-cell table:style-name="ce3" office:value-type="string" calcext:value-type="string">
            <text:p><text:s/>406332407</text:p>
          </table:table-cell>
          <table:table-cell table:formula="of:=[.A55]*10^9+[.B55]" office:value-type="float" office:value="1.59307990840633E+018" calcext:value-type="float">
            <text:p>1.59E+18</text:p>
          </table:table-cell>
          <table:table-cell/>
          <table:table-cell office:value-type="string" calcext:value-type="string">
            <text:p>1593079908519330024</text:p>
          </table:table-cell>
          <table:table-cell office:value-type="string" calcext:value-type="string">
            <text:p>1593079908518829107</text:p>
          </table:table-cell>
          <table:table-cell table:formula="of:=([.F55]-[.C55])*10^-6" office:value-type="float" office:value="112.498944" calcext:value-type="float">
            <text:p>112.498944</text:p>
          </table:table-cell>
          <table:table-cell table:number-columns-repeated="2"/>
        </table:table-row>
        <table:table-row table:style-name="ro1">
          <table:table-cell office:value-type="float" office:value="1593079909" calcext:value-type="float">
            <text:p>1593079909</text:p>
          </table:table-cell>
          <table:table-cell table:style-name="ce3" office:value-type="string" calcext:value-type="string">
            <text:p><text:s/>406593242</text:p>
          </table:table-cell>
          <table:table-cell table:formula="of:=[.A56]*10^9+[.B56]" office:value-type="float" office:value="1.59307990940659E+018" calcext:value-type="float">
            <text:p>1.59E+18</text:p>
          </table:table-cell>
          <table:table-cell/>
          <table:table-cell office:value-type="string" calcext:value-type="string">
            <text:p>1593079909516119956</text:p>
          </table:table-cell>
          <table:table-cell office:value-type="string" calcext:value-type="string">
            <text:p>1593079909514955043</text:p>
          </table:table-cell>
          <table:table-cell table:formula="of:=([.F56]-[.C56])*10^-6" office:value-type="float" office:value="108.3648" calcext:value-type="float">
            <text:p>108.3648</text:p>
          </table:table-cell>
          <table:table-cell table:number-columns-repeated="2"/>
        </table:table-row>
        <table:table-row table:style-name="ro1">
          <table:table-cell office:value-type="float" office:value="1593079910" calcext:value-type="float">
            <text:p>1593079910</text:p>
          </table:table-cell>
          <table:table-cell table:style-name="ce3" office:value-type="string" calcext:value-type="string">
            <text:p><text:s/>406647190</text:p>
          </table:table-cell>
          <table:table-cell table:formula="of:=[.A57]*10^9+[.B57]" office:value-type="float" office:value="1.59307991040665E+018" calcext:value-type="float">
            <text:p>1.59E+18</text:p>
          </table:table-cell>
          <table:table-cell/>
          <table:table-cell office:value-type="string" calcext:value-type="string">
            <text:p>1593079910509433984</text:p>
          </table:table-cell>
          <table:table-cell office:value-type="string" calcext:value-type="string">
            <text:p>1593079910508512020</text:p>
          </table:table-cell>
          <table:table-cell table:formula="of:=([.F57]-[.C57])*10^-6" office:value-type="float" office:value="101.862144" calcext:value-type="float">
            <text:p>101.862144</text:p>
          </table:table-cell>
          <table:table-cell table:number-columns-repeated="2"/>
        </table:table-row>
        <table:table-row table:style-name="ro1">
          <table:table-cell office:value-type="float" office:value="1593079911" calcext:value-type="float">
            <text:p>1593079911</text:p>
          </table:table-cell>
          <table:table-cell table:style-name="ce3" office:value-type="string" calcext:value-type="string">
            <text:p><text:s/>407326219</text:p>
          </table:table-cell>
          <table:table-cell table:formula="of:=[.A58]*10^9+[.B58]" office:value-type="float" office:value="1.59307991140733E+018" calcext:value-type="float">
            <text:p>1.59E+18</text:p>
          </table:table-cell>
          <table:table-cell/>
          <table:table-cell office:value-type="string" calcext:value-type="string">
            <text:p>1593079911512033939</text:p>
          </table:table-cell>
          <table:table-cell office:value-type="string" calcext:value-type="string">
            <text:p>1593079911511171102</text:p>
          </table:table-cell>
          <table:table-cell table:formula="of:=([.F58]-[.C58])*10^-6" office:value-type="float" office:value="103.841024" calcext:value-type="float">
            <text:p>103.841024</text:p>
          </table:table-cell>
          <table:table-cell table:number-columns-repeated="2"/>
        </table:table-row>
        <table:table-row table:style-name="ro1">
          <table:table-cell office:value-type="float" office:value="1593079912" calcext:value-type="float">
            <text:p>1593079912</text:p>
          </table:table-cell>
          <table:table-cell table:style-name="ce3" office:value-type="string" calcext:value-type="string">
            <text:p><text:s/>407111686</text:p>
          </table:table-cell>
          <table:table-cell table:formula="of:=[.A59]*10^9+[.B59]" office:value-type="float" office:value="1.59307991240711E+018" calcext:value-type="float">
            <text:p>1.59E+18</text:p>
          </table:table-cell>
          <table:table-cell/>
          <table:table-cell office:value-type="string" calcext:value-type="string">
            <text:p>1593079912511125087</text:p>
          </table:table-cell>
          <table:table-cell office:value-type="string" calcext:value-type="string">
            <text:p>1593079912510267019</text:p>
          </table:table-cell>
          <table:table-cell table:formula="of:=([.F59]-[.C59])*10^-6" office:value-type="float" office:value="103.156992" calcext:value-type="float">
            <text:p>103.156992</text:p>
          </table:table-cell>
          <table:table-cell table:number-columns-repeated="2"/>
        </table:table-row>
        <table:table-row table:style-name="ro1">
          <table:table-cell office:value-type="float" office:value="1593079913" calcext:value-type="float">
            <text:p>1593079913</text:p>
          </table:table-cell>
          <table:table-cell table:style-name="ce3" office:value-type="string" calcext:value-type="string">
            <text:p><text:s/>407092908</text:p>
          </table:table-cell>
          <table:table-cell table:formula="of:=[.A60]*10^9+[.B60]" office:value-type="float" office:value="1.59307991340709E+018" calcext:value-type="float">
            <text:p>1.59E+18</text:p>
          </table:table-cell>
          <table:table-cell/>
          <table:table-cell office:value-type="string" calcext:value-type="string">
            <text:p>1593079913511898994</text:p>
          </table:table-cell>
          <table:table-cell office:value-type="string" calcext:value-type="string">
            <text:p>1593079913511018991</text:p>
          </table:table-cell>
          <table:table-cell table:formula="of:=([.F60]-[.C60])*10^-6" office:value-type="float" office:value="103.929088" calcext:value-type="float">
            <text:p>103.929088</text:p>
          </table:table-cell>
          <table:table-cell table:number-columns-repeated="2"/>
        </table:table-row>
        <table:table-row table:style-name="ro1">
          <table:table-cell office:value-type="float" office:value="1593079914" calcext:value-type="float">
            <text:p>1593079914</text:p>
          </table:table-cell>
          <table:table-cell table:style-name="ce3" office:value-type="string" calcext:value-type="string">
            <text:p><text:s/>406250011</text:p>
          </table:table-cell>
          <table:table-cell table:formula="of:=[.A61]*10^9+[.B61]" office:value-type="float" office:value="1.59307991440625E+018" calcext:value-type="float">
            <text:p>1.59E+18</text:p>
          </table:table-cell>
          <table:table-cell/>
          <table:table-cell office:value-type="string" calcext:value-type="string">
            <text:p>1593079914506774902</text:p>
          </table:table-cell>
          <table:table-cell office:value-type="string" calcext:value-type="string">
            <text:p>1593079914506014108</text:p>
          </table:table-cell>
          <table:table-cell table:formula="of:=([.F61]-[.C61])*10^-6" office:value-type="float" office:value="99.764224" calcext:value-type="float">
            <text:p>99.764224</text:p>
          </table:table-cell>
          <table:table-cell table:number-columns-repeated="2"/>
        </table:table-row>
        <table:table-row table:style-name="ro1">
          <table:table-cell office:value-type="float" office:value="1593079915" calcext:value-type="float">
            <text:p>1593079915</text:p>
          </table:table-cell>
          <table:table-cell table:style-name="ce3" office:value-type="string" calcext:value-type="string">
            <text:p><text:s/>406468910</text:p>
          </table:table-cell>
          <table:table-cell table:formula="of:=[.A62]*10^9+[.B62]" office:value-type="float" office:value="1.59307991540647E+018" calcext:value-type="float">
            <text:p>1.59E+18</text:p>
          </table:table-cell>
          <table:table-cell/>
          <table:table-cell office:value-type="string" calcext:value-type="string">
            <text:p>1593079915510588884</text:p>
          </table:table-cell>
          <table:table-cell office:value-type="string" calcext:value-type="string">
            <text:p>1593079915509704113</text:p>
          </table:table-cell>
          <table:table-cell table:formula="of:=([.F62]-[.C62])*10^-6" office:value-type="float" office:value="103.233792" calcext:value-type="float">
            <text:p>103.233792</text:p>
          </table:table-cell>
          <table:table-cell table:number-columns-repeated="2"/>
        </table:table-row>
        <table:table-row table:style-name="ro1">
          <table:table-cell office:value-type="float" office:value="1593079916" calcext:value-type="float">
            <text:p>1593079916</text:p>
          </table:table-cell>
          <table:table-cell table:style-name="ce3" office:value-type="string" calcext:value-type="string">
            <text:p><text:s/>407153299</text:p>
          </table:table-cell>
          <table:table-cell table:formula="of:=[.A63]*10^9+[.B63]" office:value-type="float" office:value="1.59307991640715E+018" calcext:value-type="float">
            <text:p>1.59E+18</text:p>
          </table:table-cell>
          <table:table-cell/>
          <table:table-cell office:value-type="string" calcext:value-type="string">
            <text:p>1593079916513150930</text:p>
          </table:table-cell>
          <table:table-cell office:value-type="string" calcext:value-type="string">
            <text:p>1593079916512371063</text:p>
          </table:table-cell>
          <table:table-cell table:formula="of:=([.F63]-[.C63])*10^-6" office:value-type="float" office:value="105.220864" calcext:value-type="float">
            <text:p>105.220864</text:p>
          </table:table-cell>
          <table:table-cell table:number-columns-repeated="2"/>
        </table:table-row>
        <table:table-row table:style-name="ro1">
          <table:table-cell office:value-type="float" office:value="1593079917" calcext:value-type="float">
            <text:p>1593079917</text:p>
          </table:table-cell>
          <table:table-cell table:style-name="ce3" office:value-type="string" calcext:value-type="string">
            <text:p><text:s/>407296955</text:p>
          </table:table-cell>
          <table:table-cell table:formula="of:=[.A64]*10^9+[.B64]" office:value-type="float" office:value="1.5930799174073E+018" calcext:value-type="float">
            <text:p>1.59E+18</text:p>
          </table:table-cell>
          <table:table-cell/>
          <table:table-cell office:value-type="string" calcext:value-type="string">
            <text:p>1593079917513499975</text:p>
          </table:table-cell>
          <table:table-cell office:value-type="string" calcext:value-type="string">
            <text:p>1593079917512520074</text:p>
          </table:table-cell>
          <table:table-cell table:formula="of:=([.F64]-[.C64])*10^-6" office:value-type="float" office:value="105.21984" calcext:value-type="float">
            <text:p>105.21984</text:p>
          </table:table-cell>
          <table:table-cell table:number-columns-repeated="2"/>
        </table:table-row>
        <table:table-row table:style-name="ro1">
          <table:table-cell office:value-type="float" office:value="1593079918" calcext:value-type="float">
            <text:p>1593079918</text:p>
          </table:table-cell>
          <table:table-cell table:style-name="ce3" office:value-type="string" calcext:value-type="string">
            <text:p><text:s/>406395403</text:p>
          </table:table-cell>
          <table:table-cell table:formula="of:=[.A65]*10^9+[.B65]" office:value-type="float" office:value="1.5930799184064E+018" calcext:value-type="float">
            <text:p>1.59E+18</text:p>
          </table:table-cell>
          <table:table-cell/>
          <table:table-cell office:value-type="string" calcext:value-type="string">
            <text:p>1593079918509521961</text:p>
          </table:table-cell>
          <table:table-cell office:value-type="string" calcext:value-type="string">
            <text:p>1593079918508884906</text:p>
          </table:table-cell>
          <table:table-cell table:formula="of:=([.F65]-[.C65])*10^-6" office:value-type="float" office:value="102.48448" calcext:value-type="float">
            <text:p>102.48448</text:p>
          </table:table-cell>
          <table:table-cell table:number-columns-repeated="2"/>
        </table:table-row>
        <table:table-row table:style-name="ro1">
          <table:table-cell office:value-type="float" office:value="1593079919" calcext:value-type="float">
            <text:p>1593079919</text:p>
          </table:table-cell>
          <table:table-cell table:style-name="ce3" office:value-type="string" calcext:value-type="string">
            <text:p><text:s/>407260136</text:p>
          </table:table-cell>
          <table:table-cell table:formula="of:=[.A66]*10^9+[.B66]" office:value-type="float" office:value="1.59307991940726E+018" calcext:value-type="float">
            <text:p>1.59E+18</text:p>
          </table:table-cell>
          <table:table-cell/>
          <table:table-cell office:value-type="string" calcext:value-type="string">
            <text:p>1593079919508081912</text:p>
          </table:table-cell>
          <table:table-cell office:value-type="string" calcext:value-type="string">
            <text:p>1593079919507445096</text:p>
          </table:table-cell>
          <table:table-cell table:formula="of:=([.F66]-[.C66])*10^-6" office:value-type="float" office:value="100.185344" calcext:value-type="float">
            <text:p>100.185344</text:p>
          </table:table-cell>
          <table:table-cell table:number-columns-repeated="2"/>
        </table:table-row>
        <table:table-row table:style-name="ro1">
          <table:table-cell office:value-type="float" office:value="1593079920" calcext:value-type="float">
            <text:p>1593079920</text:p>
          </table:table-cell>
          <table:table-cell table:style-name="ce3" office:value-type="string" calcext:value-type="string">
            <text:p><text:s/>407235288</text:p>
          </table:table-cell>
          <table:table-cell table:formula="of:=[.A67]*10^9+[.B67]" office:value-type="float" office:value="1.59307992040724E+018" calcext:value-type="float">
            <text:p>1.59E+18</text:p>
          </table:table-cell>
          <table:table-cell/>
          <table:table-cell office:value-type="string" calcext:value-type="string">
            <text:p>1593079920511976003</text:p>
          </table:table-cell>
          <table:table-cell office:value-type="string" calcext:value-type="string">
            <text:p>1593079920511413097</text:p>
          </table:table-cell>
          <table:table-cell table:formula="of:=([.F67]-[.C67])*10^-6" office:value-type="float" office:value="104.173056" calcext:value-type="float">
            <text:p>104.173056</text:p>
          </table:table-cell>
          <table:table-cell table:number-columns-repeated="2"/>
        </table:table-row>
        <table:table-row table:style-name="ro1">
          <table:table-cell office:value-type="float" office:value="1593079921" calcext:value-type="float">
            <text:p>1593079921</text:p>
          </table:table-cell>
          <table:table-cell table:style-name="ce3" office:value-type="string" calcext:value-type="string">
            <text:p><text:s/>406936203</text:p>
          </table:table-cell>
          <table:table-cell table:formula="of:=[.A68]*10^9+[.B68]" office:value-type="float" office:value="1.59307992140694E+018" calcext:value-type="float">
            <text:p>1.59E+18</text:p>
          </table:table-cell>
          <table:table-cell/>
          <table:table-cell office:value-type="string" calcext:value-type="string">
            <text:p>1593079921512311935</text:p>
          </table:table-cell>
          <table:table-cell office:value-type="string" calcext:value-type="string">
            <text:p>1593079921511270046</text:p>
          </table:table-cell>
          <table:table-cell table:formula="of:=([.F68]-[.C68])*10^-6" office:value-type="float" office:value="104.33024" calcext:value-type="float">
            <text:p>104.33024</text:p>
          </table:table-cell>
          <table:table-cell table:number-columns-repeated="2"/>
        </table:table-row>
        <table:table-row table:style-name="ro1">
          <table:table-cell office:value-type="float" office:value="1593079922" calcext:value-type="float">
            <text:p>1593079922</text:p>
          </table:table-cell>
          <table:table-cell table:style-name="ce3" office:value-type="string" calcext:value-type="string">
            <text:p><text:s/>406535506</text:p>
          </table:table-cell>
          <table:table-cell table:formula="of:=[.A69]*10^9+[.B69]" office:value-type="float" office:value="1.59307992240654E+018" calcext:value-type="float">
            <text:p>1.59E+18</text:p>
          </table:table-cell>
          <table:table-cell/>
          <table:table-cell office:value-type="string" calcext:value-type="string">
            <text:p>1593079922514235019</text:p>
          </table:table-cell>
          <table:table-cell office:value-type="string" calcext:value-type="string">
            <text:p>1593079922513302087</text:p>
          </table:table-cell>
          <table:table-cell table:formula="of:=([.F69]-[.C69])*10^-6" office:value-type="float" office:value="106.761984" calcext:value-type="float">
            <text:p>106.761984</text:p>
          </table:table-cell>
          <table:table-cell table:number-columns-repeated="2"/>
        </table:table-row>
        <table:table-row table:style-name="ro1">
          <table:table-cell office:value-type="float" office:value="1593079923" calcext:value-type="float">
            <text:p>1593079923</text:p>
          </table:table-cell>
          <table:table-cell table:style-name="ce3" office:value-type="string" calcext:value-type="string">
            <text:p><text:s/>407466767</text:p>
          </table:table-cell>
          <table:table-cell table:formula="of:=[.A70]*10^9+[.B70]" office:value-type="float" office:value="1.59307992340747E+018" calcext:value-type="float">
            <text:p>1.59E+18</text:p>
          </table:table-cell>
          <table:table-cell/>
          <table:table-cell office:value-type="string" calcext:value-type="string">
            <text:p>1593079923511102914</text:p>
          </table:table-cell>
          <table:table-cell office:value-type="string" calcext:value-type="string">
            <text:p>1593079923510104894</text:p>
          </table:table-cell>
          <table:table-cell table:formula="of:=([.F70]-[.C70])*10^-6" office:value-type="float" office:value="102.635008" calcext:value-type="float">
            <text:p>102.635008</text:p>
          </table:table-cell>
          <table:table-cell table:number-columns-repeated="2"/>
        </table:table-row>
        <table:table-row table:style-name="ro1">
          <table:table-cell office:value-type="float" office:value="1593079924" calcext:value-type="float">
            <text:p>1593079924</text:p>
          </table:table-cell>
          <table:table-cell table:style-name="ce3" office:value-type="string" calcext:value-type="string">
            <text:p><text:s/>407304211</text:p>
          </table:table-cell>
          <table:table-cell table:formula="of:=[.A71]*10^9+[.B71]" office:value-type="float" office:value="1.5930799244073E+018" calcext:value-type="float">
            <text:p>1.59E+18</text:p>
          </table:table-cell>
          <table:table-cell/>
          <table:table-cell office:value-type="string" calcext:value-type="string">
            <text:p>1593079924516505002</text:p>
          </table:table-cell>
          <table:table-cell office:value-type="string" calcext:value-type="string">
            <text:p>1593079924515850067</text:p>
          </table:table-cell>
          <table:table-cell table:formula="of:=([.F71]-[.C71])*10^-6" office:value-type="float" office:value="108.550144" calcext:value-type="float">
            <text:p>108.550144</text:p>
          </table:table-cell>
          <table:table-cell table:number-columns-repeated="2"/>
        </table:table-row>
        <table:table-row table:style-name="ro1">
          <table:table-cell office:value-type="float" office:value="1593079925" calcext:value-type="float">
            <text:p>1593079925</text:p>
          </table:table-cell>
          <table:table-cell table:style-name="ce3" office:value-type="string" calcext:value-type="string">
            <text:p><text:s/>407327075</text:p>
          </table:table-cell>
          <table:table-cell table:formula="of:=[.A72]*10^9+[.B72]" office:value-type="float" office:value="1.59307992540733E+018" calcext:value-type="float">
            <text:p>1.59E+18</text:p>
          </table:table-cell>
          <table:table-cell/>
          <table:table-cell office:value-type="string" calcext:value-type="string">
            <text:p>1593079925514106988</text:p>
          </table:table-cell>
          <table:table-cell office:value-type="string" calcext:value-type="string">
            <text:p>1593079925513175010</text:p>
          </table:table-cell>
          <table:table-cell table:formula="of:=([.F72]-[.C72])*10^-6" office:value-type="float" office:value="105.844992" calcext:value-type="float">
            <text:p>105.844992</text:p>
          </table:table-cell>
          <table:table-cell table:number-columns-repeated="2"/>
        </table:table-row>
        <table:table-row table:style-name="ro1">
          <table:table-cell office:value-type="float" office:value="1593079926" calcext:value-type="float">
            <text:p>1593079926</text:p>
          </table:table-cell>
          <table:table-cell table:style-name="ce3" office:value-type="string" calcext:value-type="string">
            <text:p><text:s/>407163071</text:p>
          </table:table-cell>
          <table:table-cell table:formula="of:=[.A73]*10^9+[.B73]" office:value-type="float" office:value="1.59307992640716E+018" calcext:value-type="float">
            <text:p>1.59E+18</text:p>
          </table:table-cell>
          <table:table-cell/>
          <table:table-cell office:value-type="string" calcext:value-type="string">
            <text:p>1593079926511444091</text:p>
          </table:table-cell>
          <table:table-cell office:value-type="string" calcext:value-type="string">
            <text:p>1593079926510675907</text:p>
          </table:table-cell>
          <table:table-cell table:formula="of:=([.F73]-[.C73])*10^-6" office:value-type="float" office:value="103.515904" calcext:value-type="float">
            <text:p>103.515904</text:p>
          </table:table-cell>
          <table:table-cell table:number-columns-repeated="2"/>
        </table:table-row>
        <table:table-row table:style-name="ro1">
          <table:table-cell office:value-type="float" office:value="1593079927" calcext:value-type="float">
            <text:p>1593079927</text:p>
          </table:table-cell>
          <table:table-cell table:style-name="ce3" office:value-type="string" calcext:value-type="string">
            <text:p><text:s/>407282023</text:p>
          </table:table-cell>
          <table:table-cell table:formula="of:=[.A74]*10^9+[.B74]" office:value-type="float" office:value="1.59307992740728E+018" calcext:value-type="float">
            <text:p>1.59E+18</text:p>
          </table:table-cell>
          <table:table-cell/>
          <table:table-cell office:value-type="string" calcext:value-type="string">
            <text:p>1593079927512979984</text:p>
          </table:table-cell>
          <table:table-cell office:value-type="string" calcext:value-type="string">
            <text:p>1593079927511885881</text:p>
          </table:table-cell>
          <table:table-cell table:formula="of:=([.F74]-[.C74])*10^-6" office:value-type="float" office:value="104.605952" calcext:value-type="float">
            <text:p>104.605952</text:p>
          </table:table-cell>
          <table:table-cell table:number-columns-repeated="2"/>
        </table:table-row>
        <table:table-row table:style-name="ro1">
          <table:table-cell office:value-type="float" office:value="1593079928" calcext:value-type="float">
            <text:p>1593079928</text:p>
          </table:table-cell>
          <table:table-cell table:style-name="ce3" office:value-type="string" calcext:value-type="string">
            <text:p><text:s/>407109552</text:p>
          </table:table-cell>
          <table:table-cell table:formula="of:=[.A75]*10^9+[.B75]" office:value-type="float" office:value="1.59307992840711E+018" calcext:value-type="float">
            <text:p>1.59E+18</text:p>
          </table:table-cell>
          <table:table-cell/>
          <table:table-cell office:value-type="string" calcext:value-type="string">
            <text:p>1593079928513505935</text:p>
          </table:table-cell>
          <table:table-cell office:value-type="string" calcext:value-type="string">
            <text:p>1593079928512517929</text:p>
          </table:table-cell>
          <table:table-cell table:formula="of:=([.F75]-[.C75])*10^-6" office:value-type="float" office:value="105.408256" calcext:value-type="float">
            <text:p>105.408256</text:p>
          </table:table-cell>
          <table:table-cell table:number-columns-repeated="2"/>
        </table:table-row>
        <table:table-row table:style-name="ro1">
          <table:table-cell office:value-type="float" office:value="1593079929" calcext:value-type="float">
            <text:p>1593079929</text:p>
          </table:table-cell>
          <table:table-cell table:style-name="ce3" office:value-type="string" calcext:value-type="string">
            <text:p><text:s/>407243277</text:p>
          </table:table-cell>
          <table:table-cell table:formula="of:=[.A76]*10^9+[.B76]" office:value-type="float" office:value="1.59307992940724E+018" calcext:value-type="float">
            <text:p>1.59E+18</text:p>
          </table:table-cell>
          <table:table-cell/>
          <table:table-cell office:value-type="string" calcext:value-type="string">
            <text:p>1593079929515892028</text:p>
          </table:table-cell>
          <table:table-cell office:value-type="string" calcext:value-type="string">
            <text:p>1593079929514627933</text:p>
          </table:table-cell>
          <table:table-cell table:formula="of:=([.F76]-[.C76])*10^-6" office:value-type="float" office:value="107.387904" calcext:value-type="float">
            <text:p>107.387904</text:p>
          </table:table-cell>
          <table:table-cell table:number-columns-repeated="2"/>
        </table:table-row>
        <table:table-row table:style-name="ro1">
          <table:table-cell office:value-type="float" office:value="1593079930" calcext:value-type="float">
            <text:p>1593079930</text:p>
          </table:table-cell>
          <table:table-cell table:style-name="ce3" office:value-type="string" calcext:value-type="string">
            <text:p><text:s/>406275538</text:p>
          </table:table-cell>
          <table:table-cell table:formula="of:=[.A77]*10^9+[.B77]" office:value-type="float" office:value="1.59307993040628E+018" calcext:value-type="float">
            <text:p>1.59E+18</text:p>
          </table:table-cell>
          <table:table-cell/>
          <table:table-cell office:value-type="string" calcext:value-type="string">
            <text:p>1593079930509707927</text:p>
          </table:table-cell>
          <table:table-cell office:value-type="string" calcext:value-type="string">
            <text:p>1593079930508135080</text:p>
          </table:table-cell>
          <table:table-cell table:formula="of:=([.F77]-[.C77])*10^-6" office:value-type="float" office:value="101.854976" calcext:value-type="float">
            <text:p>101.854976</text:p>
          </table:table-cell>
          <table:table-cell table:number-columns-repeated="2"/>
        </table:table-row>
        <table:table-row table:style-name="ro1">
          <table:table-cell office:value-type="float" office:value="1593079931" calcext:value-type="float">
            <text:p>1593079931</text:p>
          </table:table-cell>
          <table:table-cell table:style-name="ce3" office:value-type="string" calcext:value-type="string">
            <text:p><text:s/>406443963</text:p>
          </table:table-cell>
          <table:table-cell table:formula="of:=[.A78]*10^9+[.B78]" office:value-type="float" office:value="1.59307993140644E+018" calcext:value-type="float">
            <text:p>1.59E+18</text:p>
          </table:table-cell>
          <table:table-cell/>
          <table:table-cell office:value-type="string" calcext:value-type="string">
            <text:p>1593079931510061979</text:p>
          </table:table-cell>
          <table:table-cell office:value-type="string" calcext:value-type="string">
            <text:p>1593079931508919000</text:p>
          </table:table-cell>
          <table:table-cell table:formula="of:=([.F78]-[.C78])*10^-6" office:value-type="float" office:value="102.479104" calcext:value-type="float">
            <text:p>102.479104</text:p>
          </table:table-cell>
          <table:table-cell table:number-columns-repeated="2"/>
        </table:table-row>
        <table:table-row table:style-name="ro1">
          <table:table-cell office:value-type="float" office:value="1593079932" calcext:value-type="float">
            <text:p>1593079932</text:p>
          </table:table-cell>
          <table:table-cell table:style-name="ce3" office:value-type="string" calcext:value-type="string">
            <text:p><text:s/>407042453</text:p>
          </table:table-cell>
          <table:table-cell table:formula="of:=[.A79]*10^9+[.B79]" office:value-type="float" office:value="1.59307993240704E+018" calcext:value-type="float">
            <text:p>1.59E+18</text:p>
          </table:table-cell>
          <table:table-cell/>
          <table:table-cell office:value-type="string" calcext:value-type="string">
            <text:p>1593079932509947061</text:p>
          </table:table-cell>
          <table:table-cell office:value-type="string" calcext:value-type="string">
            <text:p>1593079932509299993</text:p>
          </table:table-cell>
          <table:table-cell table:formula="of:=([.F79]-[.C79])*10^-6" office:value-type="float" office:value="102.259712" calcext:value-type="float">
            <text:p>102.259712</text:p>
          </table:table-cell>
          <table:table-cell table:number-columns-repeated="2"/>
        </table:table-row>
        <table:table-row table:style-name="ro1">
          <table:table-cell office:value-type="float" office:value="1593079933" calcext:value-type="float">
            <text:p>1593079933</text:p>
          </table:table-cell>
          <table:table-cell table:style-name="ce3" office:value-type="string" calcext:value-type="string">
            <text:p><text:s/>406866158</text:p>
          </table:table-cell>
          <table:table-cell table:formula="of:=[.A80]*10^9+[.B80]" office:value-type="float" office:value="1.59307993340687E+018" calcext:value-type="float">
            <text:p>1.59E+18</text:p>
          </table:table-cell>
          <table:table-cell/>
          <table:table-cell office:value-type="string" calcext:value-type="string">
            <text:p>1593079933516602993</text:p>
          </table:table-cell>
          <table:table-cell office:value-type="string" calcext:value-type="string">
            <text:p>1593079933515393972</text:p>
          </table:table-cell>
          <table:table-cell table:formula="of:=([.F80]-[.C80])*10^-6" office:value-type="float" office:value="108.524032" calcext:value-type="float">
            <text:p>108.524032</text:p>
          </table:table-cell>
          <table:table-cell table:number-columns-repeated="2"/>
        </table:table-row>
        <table:table-row table:style-name="ro1">
          <table:table-cell office:value-type="float" office:value="1593079934" calcext:value-type="float">
            <text:p>1593079934</text:p>
          </table:table-cell>
          <table:table-cell table:style-name="ce3" office:value-type="string" calcext:value-type="string">
            <text:p><text:s/>406403181</text:p>
          </table:table-cell>
          <table:table-cell table:formula="of:=[.A81]*10^9+[.B81]" office:value-type="float" office:value="1.5930799344064E+018" calcext:value-type="float">
            <text:p>1.59E+18</text:p>
          </table:table-cell>
          <table:table-cell/>
          <table:table-cell office:value-type="string" calcext:value-type="string">
            <text:p>1593079934515547037</text:p>
          </table:table-cell>
          <table:table-cell office:value-type="string" calcext:value-type="string">
            <text:p>1593079934515016078</text:p>
          </table:table-cell>
          <table:table-cell table:formula="of:=([.F81]-[.C81])*10^-6" office:value-type="float" office:value="108.61568" calcext:value-type="float">
            <text:p>108.61568</text:p>
          </table:table-cell>
          <table:table-cell table:number-columns-repeated="2"/>
        </table:table-row>
        <table:table-row table:style-name="ro1">
          <table:table-cell office:value-type="float" office:value="1593079935" calcext:value-type="float">
            <text:p>1593079935</text:p>
          </table:table-cell>
          <table:table-cell table:style-name="ce3" office:value-type="string" calcext:value-type="string">
            <text:p><text:s/>407654711</text:p>
          </table:table-cell>
          <table:table-cell table:formula="of:=[.A82]*10^9+[.B82]" office:value-type="float" office:value="1.59307993540765E+018" calcext:value-type="float">
            <text:p>1.59E+18</text:p>
          </table:table-cell>
          <table:table-cell/>
          <table:table-cell office:value-type="string" calcext:value-type="string">
            <text:p>1593079935512012004</text:p>
          </table:table-cell>
          <table:table-cell office:value-type="string" calcext:value-type="string">
            <text:p>1593079935511333942</text:p>
          </table:table-cell>
          <table:table-cell table:formula="of:=([.F82]-[.C82])*10^-6" office:value-type="float" office:value="103.684352" calcext:value-type="float">
            <text:p>103.684352</text:p>
          </table:table-cell>
          <table:table-cell table:number-columns-repeated="2"/>
        </table:table-row>
        <table:table-row table:style-name="ro1">
          <table:table-cell office:value-type="float" office:value="1593079936" calcext:value-type="float">
            <text:p>1593079936</text:p>
          </table:table-cell>
          <table:table-cell table:style-name="ce3" office:value-type="string" calcext:value-type="string">
            <text:p><text:s/>407206137</text:p>
          </table:table-cell>
          <table:table-cell table:formula="of:=[.A83]*10^9+[.B83]" office:value-type="float" office:value="1.59307993640721E+018" calcext:value-type="float">
            <text:p>1.59E+18</text:p>
          </table:table-cell>
          <table:table-cell/>
          <table:table-cell office:value-type="string" calcext:value-type="string">
            <text:p>1593079936510951042</text:p>
          </table:table-cell>
          <table:table-cell office:value-type="string" calcext:value-type="string">
            <text:p>1593079936510318040</text:p>
          </table:table-cell>
          <table:table-cell table:formula="of:=([.F83]-[.C83])*10^-6" office:value-type="float" office:value="103.108096" calcext:value-type="float">
            <text:p>103.108096</text:p>
          </table:table-cell>
          <table:table-cell table:number-columns-repeated="2"/>
        </table:table-row>
        <table:table-row table:style-name="ro1">
          <table:table-cell office:value-type="float" office:value="1593079937" calcext:value-type="float">
            <text:p>1593079937</text:p>
          </table:table-cell>
          <table:table-cell table:style-name="ce3" office:value-type="string" calcext:value-type="string">
            <text:p><text:s/>407260053</text:p>
          </table:table-cell>
          <table:table-cell table:formula="of:=[.A84]*10^9+[.B84]" office:value-type="float" office:value="1.59307993740726E+018" calcext:value-type="float">
            <text:p>1.59E+18</text:p>
          </table:table-cell>
          <table:table-cell/>
          <table:table-cell office:value-type="string" calcext:value-type="string">
            <text:p>1593079937520687103</text:p>
          </table:table-cell>
          <table:table-cell office:value-type="string" calcext:value-type="string">
            <text:p>1593079937519939899</text:p>
          </table:table-cell>
          <table:table-cell table:formula="of:=([.F84]-[.C84])*10^-6" office:value-type="float" office:value="112.679936" calcext:value-type="float">
            <text:p>112.679936</text:p>
          </table:table-cell>
          <table:table-cell table:number-columns-repeated="2"/>
        </table:table-row>
        <table:table-row table:style-name="ro1">
          <table:table-cell office:value-type="float" office:value="1593079938" calcext:value-type="float">
            <text:p>1593079938</text:p>
          </table:table-cell>
          <table:table-cell table:style-name="ce3" office:value-type="string" calcext:value-type="string">
            <text:p><text:s/>407045842</text:p>
          </table:table-cell>
          <table:table-cell table:formula="of:=[.A85]*10^9+[.B85]" office:value-type="float" office:value="1.59307993840705E+018" calcext:value-type="float">
            <text:p>1.59E+18</text:p>
          </table:table-cell>
          <table:table-cell/>
          <table:table-cell office:value-type="string" calcext:value-type="string">
            <text:p>1593079938514728069</text:p>
          </table:table-cell>
          <table:table-cell office:value-type="string" calcext:value-type="string">
            <text:p>1593079938513904094</text:p>
          </table:table-cell>
          <table:table-cell table:formula="of:=([.F85]-[.C85])*10^-6" office:value-type="float" office:value="106.854144" calcext:value-type="float">
            <text:p>106.854144</text:p>
          </table:table-cell>
          <table:table-cell table:number-columns-repeated="2"/>
        </table:table-row>
        <table:table-row table:style-name="ro1">
          <table:table-cell office:value-type="float" office:value="1593079939" calcext:value-type="float">
            <text:p>1593079939</text:p>
          </table:table-cell>
          <table:table-cell table:style-name="ce3" office:value-type="string" calcext:value-type="string">
            <text:p><text:s/>406614558</text:p>
          </table:table-cell>
          <table:table-cell table:formula="of:=[.A86]*10^9+[.B86]" office:value-type="float" office:value="1.59307993940661E+018" calcext:value-type="float">
            <text:p>1.59E+18</text:p>
          </table:table-cell>
          <table:table-cell/>
          <table:table-cell office:value-type="string" calcext:value-type="string">
            <text:p>1593079939506669998</text:p>
          </table:table-cell>
          <table:table-cell office:value-type="string" calcext:value-type="string">
            <text:p>1593079939505918025</text:p>
          </table:table-cell>
          <table:table-cell table:formula="of:=([.F86]-[.C86])*10^-6" office:value-type="float" office:value="99.308032" calcext:value-type="float">
            <text:p>99.308032</text:p>
          </table:table-cell>
          <table:table-cell table:number-columns-repeated="2"/>
        </table:table-row>
        <table:table-row table:style-name="ro1">
          <table:table-cell office:value-type="float" office:value="1593079940" calcext:value-type="float">
            <text:p>1593079940</text:p>
          </table:table-cell>
          <table:table-cell table:style-name="ce3" office:value-type="string" calcext:value-type="string">
            <text:p><text:s/>406975297</text:p>
          </table:table-cell>
          <table:table-cell table:formula="of:=[.A87]*10^9+[.B87]" office:value-type="float" office:value="1.59307994040698E+018" calcext:value-type="float">
            <text:p>1.59E+18</text:p>
          </table:table-cell>
          <table:table-cell/>
          <table:table-cell office:value-type="string" calcext:value-type="string">
            <text:p>1593079940517678022</text:p>
          </table:table-cell>
          <table:table-cell office:value-type="string" calcext:value-type="string">
            <text:p>1593079940516210079</text:p>
          </table:table-cell>
          <table:table-cell table:formula="of:=([.F87]-[.C87])*10^-6" office:value-type="float" office:value="109.229824" calcext:value-type="float">
            <text:p>109.229824</text:p>
          </table:table-cell>
          <table:table-cell table:number-columns-repeated="2"/>
        </table:table-row>
        <table:table-row table:style-name="ro1">
          <table:table-cell office:value-type="float" office:value="1593079941" calcext:value-type="float">
            <text:p>1593079941</text:p>
          </table:table-cell>
          <table:table-cell table:style-name="ce3" office:value-type="string" calcext:value-type="string">
            <text:p><text:s/>407082020</text:p>
          </table:table-cell>
          <table:table-cell table:formula="of:=[.A88]*10^9+[.B88]" office:value-type="float" office:value="1.59307994140708E+018" calcext:value-type="float">
            <text:p>1.59E+18</text:p>
          </table:table-cell>
          <table:table-cell/>
          <table:table-cell office:value-type="string" calcext:value-type="string">
            <text:p>1593079941513106107</text:p>
          </table:table-cell>
          <table:table-cell office:value-type="string" calcext:value-type="string">
            <text:p>1593079941511863946</text:p>
          </table:table-cell>
          <table:table-cell table:formula="of:=([.F88]-[.C88])*10^-6" office:value-type="float" office:value="104.784128" calcext:value-type="float">
            <text:p>104.784128</text:p>
          </table:table-cell>
          <table:table-cell table:number-columns-repeated="2"/>
        </table:table-row>
        <table:table-row table:style-name="ro1">
          <table:table-cell office:value-type="float" office:value="1593079942" calcext:value-type="float">
            <text:p>1593079942</text:p>
          </table:table-cell>
          <table:table-cell table:style-name="ce3" office:value-type="string" calcext:value-type="string">
            <text:p><text:s/>406726452</text:p>
          </table:table-cell>
          <table:table-cell table:formula="of:=[.A89]*10^9+[.B89]" office:value-type="float" office:value="1.59307994240673E+018" calcext:value-type="float">
            <text:p>1.59E+18</text:p>
          </table:table-cell>
          <table:table-cell/>
          <table:table-cell office:value-type="string" calcext:value-type="string">
            <text:p>1593079942508306980</text:p>
          </table:table-cell>
          <table:table-cell office:value-type="string" calcext:value-type="string">
            <text:p>1593079942507472038</text:p>
          </table:table-cell>
          <table:table-cell table:formula="of:=([.F89]-[.C89])*10^-6" office:value-type="float" office:value="100.741888" calcext:value-type="float">
            <text:p>100.741888</text:p>
          </table:table-cell>
          <table:table-cell table:number-columns-repeated="2"/>
        </table:table-row>
        <table:table-row table:style-name="ro1">
          <table:table-cell office:value-type="float" office:value="1593079943" calcext:value-type="float">
            <text:p>1593079943</text:p>
          </table:table-cell>
          <table:table-cell table:style-name="ce3" office:value-type="string" calcext:value-type="string">
            <text:p><text:s/>406942299</text:p>
          </table:table-cell>
          <table:table-cell table:formula="of:=[.A90]*10^9+[.B90]" office:value-type="float" office:value="1.59307994340694E+018" calcext:value-type="float">
            <text:p>1.59E+18</text:p>
          </table:table-cell>
          <table:table-cell/>
          <table:table-cell office:value-type="string" calcext:value-type="string">
            <text:p>1593079943511301040</text:p>
          </table:table-cell>
          <table:table-cell office:value-type="string" calcext:value-type="string">
            <text:p>1593079943510772943</text:p>
          </table:table-cell>
          <table:table-cell table:formula="of:=([.F90]-[.C90])*10^-6" office:value-type="float" office:value="103.832576" calcext:value-type="float">
            <text:p>103.832576</text:p>
          </table:table-cell>
          <table:table-cell table:number-columns-repeated="2"/>
        </table:table-row>
        <table:table-row table:style-name="ro1">
          <table:table-cell office:value-type="float" office:value="1593079944" calcext:value-type="float">
            <text:p>1593079944</text:p>
          </table:table-cell>
          <table:table-cell table:style-name="ce3" office:value-type="string" calcext:value-type="string">
            <text:p><text:s/>406944240</text:p>
          </table:table-cell>
          <table:table-cell table:formula="of:=[.A91]*10^9+[.B91]" office:value-type="float" office:value="1.59307994440694E+018" calcext:value-type="float">
            <text:p>1.59E+18</text:p>
          </table:table-cell>
          <table:table-cell/>
          <table:table-cell office:value-type="string" calcext:value-type="string">
            <text:p>1593079944510644912</text:p>
          </table:table-cell>
          <table:table-cell office:value-type="string" calcext:value-type="string">
            <text:p>1593079944509782075</text:p>
          </table:table-cell>
          <table:table-cell table:formula="of:=([.F91]-[.C91])*10^-6" office:value-type="float" office:value="102.841856" calcext:value-type="float">
            <text:p>102.841856</text:p>
          </table:table-cell>
          <table:table-cell table:number-columns-repeated="2"/>
        </table:table-row>
        <table:table-row table:style-name="ro1">
          <table:table-cell office:value-type="float" office:value="1593079945" calcext:value-type="float">
            <text:p>1593079945</text:p>
          </table:table-cell>
          <table:table-cell table:style-name="ce3" office:value-type="string" calcext:value-type="string">
            <text:p><text:s/>407031604</text:p>
          </table:table-cell>
          <table:table-cell table:formula="of:=[.A92]*10^9+[.B92]" office:value-type="float" office:value="1.59307994540703E+018" calcext:value-type="float">
            <text:p>1.59E+18</text:p>
          </table:table-cell>
          <table:table-cell/>
          <table:table-cell office:value-type="string" calcext:value-type="string">
            <text:p>1593079945508008003</text:p>
          </table:table-cell>
          <table:table-cell office:value-type="string" calcext:value-type="string">
            <text:p>1593079945506973028</text:p>
          </table:table-cell>
          <table:table-cell table:formula="of:=([.F92]-[.C92])*10^-6" office:value-type="float" office:value="99.943168" calcext:value-type="float">
            <text:p>99.943168</text:p>
          </table:table-cell>
          <table:table-cell table:number-columns-repeated="2"/>
        </table:table-row>
        <table:table-row table:style-name="ro1">
          <table:table-cell office:value-type="float" office:value="1593079946" calcext:value-type="float">
            <text:p>1593079946</text:p>
          </table:table-cell>
          <table:table-cell table:style-name="ce3" office:value-type="string" calcext:value-type="string">
            <text:p><text:s/>407069652</text:p>
          </table:table-cell>
          <table:table-cell table:formula="of:=[.A93]*10^9+[.B93]" office:value-type="float" office:value="1.59307994640707E+018" calcext:value-type="float">
            <text:p>1.59E+18</text:p>
          </table:table-cell>
          <table:table-cell/>
          <table:table-cell office:value-type="string" calcext:value-type="string">
            <text:p>1593079946510580062</text:p>
          </table:table-cell>
          <table:table-cell office:value-type="string" calcext:value-type="string">
            <text:p>1593079946508857965</text:p>
          </table:table-cell>
          <table:table-cell table:formula="of:=([.F93]-[.C93])*10^-6" office:value-type="float" office:value="101.787904" calcext:value-type="float">
            <text:p>101.787904</text:p>
          </table:table-cell>
          <table:table-cell table:number-columns-repeated="2"/>
        </table:table-row>
        <table:table-row table:style-name="ro1">
          <table:table-cell office:value-type="float" office:value="1593079947" calcext:value-type="float">
            <text:p>1593079947</text:p>
          </table:table-cell>
          <table:table-cell table:style-name="ce3" office:value-type="string" calcext:value-type="string">
            <text:p><text:s/>406818796</text:p>
          </table:table-cell>
          <table:table-cell table:formula="of:=[.A94]*10^9+[.B94]" office:value-type="float" office:value="1.59307994740682E+018" calcext:value-type="float">
            <text:p>1.59E+18</text:p>
          </table:table-cell>
          <table:table-cell/>
          <table:table-cell office:value-type="string" calcext:value-type="string">
            <text:p>1593079947512532949</text:p>
          </table:table-cell>
          <table:table-cell office:value-type="string" calcext:value-type="string">
            <text:p>1593079947511055946</text:p>
          </table:table-cell>
          <table:table-cell table:formula="of:=([.F94]-[.C94])*10^-6" office:value-type="float" office:value="104.235776" calcext:value-type="float">
            <text:p>104.235776</text:p>
          </table:table-cell>
          <table:table-cell table:number-columns-repeated="2"/>
        </table:table-row>
        <table:table-row table:style-name="ro1">
          <table:table-cell office:value-type="float" office:value="1593079948" calcext:value-type="float">
            <text:p>1593079948</text:p>
          </table:table-cell>
          <table:table-cell table:style-name="ce3" office:value-type="string" calcext:value-type="string">
            <text:p><text:s/>406423792</text:p>
          </table:table-cell>
          <table:table-cell table:formula="of:=[.A95]*10^9+[.B95]" office:value-type="float" office:value="1.59307994840642E+018" calcext:value-type="float">
            <text:p>1.59E+18</text:p>
          </table:table-cell>
          <table:table-cell/>
          <table:table-cell office:value-type="string" calcext:value-type="string">
            <text:p>1593079948506548881</text:p>
          </table:table-cell>
          <table:table-cell office:value-type="string" calcext:value-type="string">
            <text:p>1593079948505654096</text:p>
          </table:table-cell>
          <table:table-cell table:formula="of:=([.F95]-[.C95])*10^-6" office:value-type="float" office:value="99.234048" calcext:value-type="float">
            <text:p>99.234048</text:p>
          </table:table-cell>
          <table:table-cell table:number-columns-repeated="2"/>
        </table:table-row>
        <table:table-row table:style-name="ro1">
          <table:table-cell office:value-type="float" office:value="1593079949" calcext:value-type="float">
            <text:p>1593079949</text:p>
          </table:table-cell>
          <table:table-cell table:style-name="ce3" office:value-type="string" calcext:value-type="string">
            <text:p><text:s/>406450094</text:p>
          </table:table-cell>
          <table:table-cell table:formula="of:=[.A96]*10^9+[.B96]" office:value-type="float" office:value="1.59307994940645E+018" calcext:value-type="float">
            <text:p>1.59E+18</text:p>
          </table:table-cell>
          <table:table-cell/>
          <table:table-cell office:value-type="string" calcext:value-type="string">
            <text:p>1593079949510055065</text:p>
          </table:table-cell>
          <table:table-cell office:value-type="string" calcext:value-type="string">
            <text:p>1593079949509036064</text:p>
          </table:table-cell>
          <table:table-cell table:formula="of:=([.F96]-[.C96])*10^-6" office:value-type="float" office:value="102.586112" calcext:value-type="float">
            <text:p>102.586112</text:p>
          </table:table-cell>
          <table:table-cell table:number-columns-repeated="2"/>
        </table:table-row>
        <table:table-row table:style-name="ro1">
          <table:table-cell office:value-type="float" office:value="1593079950" calcext:value-type="float">
            <text:p>1593079950</text:p>
          </table:table-cell>
          <table:table-cell table:style-name="ce3" office:value-type="string" calcext:value-type="string">
            <text:p><text:s/>406393081</text:p>
          </table:table-cell>
          <table:table-cell table:formula="of:=[.A97]*10^9+[.B97]" office:value-type="float" office:value="1.59307995040639E+018" calcext:value-type="float">
            <text:p>1.59E+18</text:p>
          </table:table-cell>
          <table:table-cell/>
          <table:table-cell office:value-type="string" calcext:value-type="string">
            <text:p>1593079950509748935</text:p>
          </table:table-cell>
          <table:table-cell office:value-type="string" calcext:value-type="string">
            <text:p>1593079950508894920</text:p>
          </table:table-cell>
          <table:table-cell table:formula="of:=([.F97]-[.C97])*10^-6" office:value-type="float" office:value="102.504704" calcext:value-type="float">
            <text:p>102.504704</text:p>
          </table:table-cell>
          <table:table-cell table:number-columns-repeated="2"/>
        </table:table-row>
        <table:table-row table:style-name="ro1">
          <table:table-cell office:value-type="float" office:value="1593079951" calcext:value-type="float">
            <text:p>1593079951</text:p>
          </table:table-cell>
          <table:table-cell table:style-name="ce3" office:value-type="string" calcext:value-type="string">
            <text:p><text:s/>406397862</text:p>
          </table:table-cell>
          <table:table-cell table:formula="of:=[.A98]*10^9+[.B98]" office:value-type="float" office:value="1.5930799514064E+018" calcext:value-type="float">
            <text:p>1.59E+18</text:p>
          </table:table-cell>
          <table:table-cell/>
          <table:table-cell office:value-type="string" calcext:value-type="string">
            <text:p>1593079951504122972</text:p>
          </table:table-cell>
          <table:table-cell office:value-type="string" calcext:value-type="string">
            <text:p>1593079951503295898</text:p>
          </table:table-cell>
          <table:table-cell table:formula="of:=([.F98]-[.C98])*10^-6" office:value-type="float" office:value="96.895744" calcext:value-type="float">
            <text:p>96.895744</text:p>
          </table:table-cell>
          <table:table-cell table:number-columns-repeated="2"/>
        </table:table-row>
        <table:table-row table:style-name="ro1">
          <table:table-cell office:value-type="float" office:value="1593079952" calcext:value-type="float">
            <text:p>1593079952</text:p>
          </table:table-cell>
          <table:table-cell table:style-name="ce3" office:value-type="string" calcext:value-type="string">
            <text:p><text:s/>406451343</text:p>
          </table:table-cell>
          <table:table-cell table:formula="of:=[.A99]*10^9+[.B99]" office:value-type="float" office:value="1.59307995240645E+018" calcext:value-type="float">
            <text:p>1.59E+18</text:p>
          </table:table-cell>
          <table:table-cell/>
          <table:table-cell office:value-type="string" calcext:value-type="string">
            <text:p>1593079952510555982</text:p>
          </table:table-cell>
          <table:table-cell office:value-type="string" calcext:value-type="string">
            <text:p>1593079952509910106</text:p>
          </table:table-cell>
          <table:table-cell table:formula="of:=([.F99]-[.C99])*10^-6" office:value-type="float" office:value="103.45984" calcext:value-type="float">
            <text:p>103.45984</text:p>
          </table:table-cell>
          <table:table-cell table:number-columns-repeated="2"/>
        </table:table-row>
        <table:table-row table:style-name="ro1">
          <table:table-cell office:value-type="float" office:value="1593079953" calcext:value-type="float">
            <text:p>1593079953</text:p>
          </table:table-cell>
          <table:table-cell table:style-name="ce3" office:value-type="string" calcext:value-type="string">
            <text:p><text:s/>406633747</text:p>
          </table:table-cell>
          <table:table-cell table:formula="of:=[.A100]*10^9+[.B100]" office:value-type="float" office:value="1.59307995340663E+018" calcext:value-type="float">
            <text:p>1.59E+18</text:p>
          </table:table-cell>
          <table:table-cell/>
          <table:table-cell office:value-type="string" calcext:value-type="string">
            <text:p>1593079953509915113</text:p>
          </table:table-cell>
          <table:table-cell office:value-type="string" calcext:value-type="string">
            <text:p>1593079953508996009</text:p>
          </table:table-cell>
          <table:table-cell table:formula="of:=([.F100]-[.C100])*10^-6" office:value-type="float" office:value="102.365952" calcext:value-type="float">
            <text:p>102.365952</text:p>
          </table:table-cell>
          <table:table-cell table:number-columns-repeated="2"/>
        </table:table-row>
        <table:table-row table:style-name="ro1">
          <table:table-cell office:value-type="float" office:value="1593079954" calcext:value-type="float">
            <text:p>1593079954</text:p>
          </table:table-cell>
          <table:table-cell table:style-name="ce3" office:value-type="string" calcext:value-type="string">
            <text:p><text:s/>406239325</text:p>
          </table:table-cell>
          <table:table-cell table:formula="of:=[.A101]*10^9+[.B101]" office:value-type="float" office:value="1.59307995440624E+018" calcext:value-type="float">
            <text:p>1.59E+18</text:p>
          </table:table-cell>
          <table:table-cell/>
          <table:table-cell office:value-type="string" calcext:value-type="string">
            <text:p>1593079954504520893</text:p>
          </table:table-cell>
          <table:table-cell office:value-type="string" calcext:value-type="string">
            <text:p>1593079954503681898</text:p>
          </table:table-cell>
          <table:table-cell table:formula="of:=([.F101]-[.C101])*10^-6" office:value-type="float" office:value="97.442048" calcext:value-type="float">
            <text:p>97.442048</text:p>
          </table:table-cell>
          <table:table-cell table:number-columns-repeated="2"/>
        </table:table-row>
        <table:table-row table:style-name="ro1">
          <table:table-cell office:value-type="float" office:value="1593079955" calcext:value-type="float">
            <text:p>1593079955</text:p>
          </table:table-cell>
          <table:table-cell table:style-name="ce3" office:value-type="string" calcext:value-type="string">
            <text:p><text:s/>406755238</text:p>
          </table:table-cell>
          <table:table-cell table:formula="of:=[.A102]*10^9+[.B102]" office:value-type="float" office:value="1.59307995540676E+018" calcext:value-type="float">
            <text:p>1.59E+18</text:p>
          </table:table-cell>
          <table:table-cell/>
          <table:table-cell office:value-type="string" calcext:value-type="string">
            <text:p>1593079955511143922</text:p>
          </table:table-cell>
          <table:table-cell office:value-type="string" calcext:value-type="string">
            <text:p>1593079955510041952</text:p>
          </table:table-cell>
          <table:table-cell table:formula="of:=([.F102]-[.C102])*10^-6" office:value-type="float" office:value="103.28192" calcext:value-type="float">
            <text:p>103.28192</text:p>
          </table:table-cell>
          <table:table-cell table:number-columns-repeated="2"/>
        </table:table-row>
        <table:table-row table:style-name="ro1">
          <table:table-cell office:value-type="float" office:value="1593079956" calcext:value-type="float">
            <text:p>1593079956</text:p>
          </table:table-cell>
          <table:table-cell table:style-name="ce3" office:value-type="string" calcext:value-type="string">
            <text:p><text:s/>406557976</text:p>
          </table:table-cell>
          <table:table-cell table:formula="of:=[.A103]*10^9+[.B103]" office:value-type="float" office:value="1.59307995640656E+018" calcext:value-type="float">
            <text:p>1.59E+18</text:p>
          </table:table-cell>
          <table:table-cell/>
          <table:table-cell office:value-type="string" calcext:value-type="string">
            <text:p>1593079956513132095</text:p>
          </table:table-cell>
          <table:table-cell office:value-type="string" calcext:value-type="string">
            <text:p>1593079956512535095</text:p>
          </table:table-cell>
          <table:table-cell table:formula="of:=([.F103]-[.C103])*10^-6" office:value-type="float" office:value="105.97504" calcext:value-type="float">
            <text:p>105.97504</text:p>
          </table:table-cell>
          <table:table-cell table:number-columns-repeated="2"/>
        </table:table-row>
        <table:table-row table:style-name="ro1">
          <table:table-cell office:value-type="float" office:value="1593079957" calcext:value-type="float">
            <text:p>1593079957</text:p>
          </table:table-cell>
          <table:table-cell table:style-name="ce3" office:value-type="string" calcext:value-type="string">
            <text:p><text:s/>406409249</text:p>
          </table:table-cell>
          <table:table-cell table:formula="of:=[.A104]*10^9+[.B104]" office:value-type="float" office:value="1.59307995740641E+018" calcext:value-type="float">
            <text:p>1.59E+18</text:p>
          </table:table-cell>
          <table:table-cell/>
          <table:table-cell office:value-type="string" calcext:value-type="string">
            <text:p>1593079957512022972</text:p>
          </table:table-cell>
          <table:table-cell office:value-type="string" calcext:value-type="string">
            <text:p>1593079957511375904</text:p>
          </table:table-cell>
          <table:table-cell table:formula="of:=([.F104]-[.C104])*10^-6" office:value-type="float" office:value="104.965888" calcext:value-type="float">
            <text:p>104.965888</text:p>
          </table:table-cell>
          <table:table-cell table:number-columns-repeated="2"/>
        </table:table-row>
        <table:table-row table:style-name="ro1">
          <table:table-cell office:value-type="float" office:value="1593079958" calcext:value-type="float">
            <text:p>1593079958</text:p>
          </table:table-cell>
          <table:table-cell table:style-name="ce3" office:value-type="string" calcext:value-type="string">
            <text:p><text:s/>406480756</text:p>
          </table:table-cell>
          <table:table-cell table:formula="of:=[.A105]*10^9+[.B105]" office:value-type="float" office:value="1.59307995840648E+018" calcext:value-type="float">
            <text:p>1.59E+18</text:p>
          </table:table-cell>
          <table:table-cell/>
          <table:table-cell office:value-type="string" calcext:value-type="string">
            <text:p>1593079958506536006</text:p>
          </table:table-cell>
          <table:table-cell office:value-type="string" calcext:value-type="string">
            <text:p>1593079958505747079</text:p>
          </table:table-cell>
          <table:table-cell table:formula="of:=([.F105]-[.C105])*10^-6" office:value-type="float" office:value="99.267072" calcext:value-type="float">
            <text:p>99.267072</text:p>
          </table:table-cell>
          <table:table-cell table:number-columns-repeated="2"/>
        </table:table-row>
        <table:table-row table:style-name="ro1">
          <table:table-cell office:value-type="float" office:value="1593079959" calcext:value-type="float">
            <text:p>1593079959</text:p>
          </table:table-cell>
          <table:table-cell table:style-name="ce3" office:value-type="string" calcext:value-type="string">
            <text:p><text:s/>407401341</text:p>
          </table:table-cell>
          <table:table-cell table:formula="of:=[.A106]*10^9+[.B106]" office:value-type="float" office:value="1.5930799594074E+018" calcext:value-type="float">
            <text:p>1.59E+18</text:p>
          </table:table-cell>
          <table:table-cell/>
          <table:table-cell office:value-type="string" calcext:value-type="string">
            <text:p>1593079959508896112</text:p>
          </table:table-cell>
          <table:table-cell office:value-type="string" calcext:value-type="string">
            <text:p>1593079959508080959</text:p>
          </table:table-cell>
          <table:table-cell table:formula="of:=([.F106]-[.C106])*10^-6" office:value-type="float" office:value="100.680448" calcext:value-type="float">
            <text:p>100.680448</text:p>
          </table:table-cell>
          <table:table-cell table:number-columns-repeated="2"/>
        </table:table-row>
        <table:table-row table:style-name="ro1">
          <table:table-cell office:value-type="float" office:value="1593079960" calcext:value-type="float">
            <text:p>1593079960</text:p>
          </table:table-cell>
          <table:table-cell table:style-name="ce3" office:value-type="string" calcext:value-type="string">
            <text:p><text:s/>406943391</text:p>
          </table:table-cell>
          <table:table-cell table:formula="of:=[.A107]*10^9+[.B107]" office:value-type="float" office:value="1.59307996040694E+018" calcext:value-type="float">
            <text:p>1.59E+18</text:p>
          </table:table-cell>
          <table:table-cell/>
          <table:table-cell office:value-type="string" calcext:value-type="string">
            <text:p>1593079960515022993</text:p>
          </table:table-cell>
          <table:table-cell office:value-type="string" calcext:value-type="string">
            <text:p>1593079960514190912</text:p>
          </table:table-cell>
          <table:table-cell table:formula="of:=([.F107]-[.C107])*10^-6" office:value-type="float" office:value="107.250688" calcext:value-type="float">
            <text:p>107.250688</text:p>
          </table:table-cell>
          <table:table-cell table:number-columns-repeated="2"/>
        </table:table-row>
        <table:table-row table:style-name="ro1">
          <table:table-cell office:value-type="float" office:value="1593079961" calcext:value-type="float">
            <text:p>1593079961</text:p>
          </table:table-cell>
          <table:table-cell table:style-name="ce3" office:value-type="string" calcext:value-type="string">
            <text:p><text:s/>407288556</text:p>
          </table:table-cell>
          <table:table-cell table:formula="of:=[.A108]*10^9+[.B108]" office:value-type="float" office:value="1.59307996140729E+018" calcext:value-type="float">
            <text:p>1.59E+18</text:p>
          </table:table-cell>
          <table:table-cell/>
          <table:table-cell office:value-type="string" calcext:value-type="string">
            <text:p>1593079961509047031</text:p>
          </table:table-cell>
          <table:table-cell office:value-type="string" calcext:value-type="string">
            <text:p>1593079961507961988</text:p>
          </table:table-cell>
          <table:table-cell table:formula="of:=([.F108]-[.C108])*10^-6" office:value-type="float" office:value="100.671744" calcext:value-type="float">
            <text:p>100.671744</text:p>
          </table:table-cell>
          <table:table-cell table:number-columns-repeated="2"/>
        </table:table-row>
        <table:table-row table:style-name="ro1">
          <table:table-cell office:value-type="float" office:value="1593079962" calcext:value-type="float">
            <text:p>1593079962</text:p>
          </table:table-cell>
          <table:table-cell table:style-name="ce3" office:value-type="string" calcext:value-type="string">
            <text:p><text:s/>407048358</text:p>
          </table:table-cell>
          <table:table-cell table:formula="of:=[.A109]*10^9+[.B109]" office:value-type="float" office:value="1.59307996240705E+018" calcext:value-type="float">
            <text:p>1.59E+18</text:p>
          </table:table-cell>
          <table:table-cell/>
          <table:table-cell office:value-type="string" calcext:value-type="string">
            <text:p>1593079962510178089</text:p>
          </table:table-cell>
          <table:table-cell office:value-type="string" calcext:value-type="string">
            <text:p>1593079962508778095</text:p>
          </table:table-cell>
          <table:table-cell table:formula="of:=([.F109]-[.C109])*10^-6" office:value-type="float" office:value="101.728" calcext:value-type="float">
            <text:p>101.728</text:p>
          </table:table-cell>
          <table:table-cell table:number-columns-repeated="2"/>
        </table:table-row>
        <table:table-row table:style-name="ro1">
          <table:table-cell office:value-type="float" office:value="1593079963" calcext:value-type="float">
            <text:p>1593079963</text:p>
          </table:table-cell>
          <table:table-cell table:style-name="ce3" office:value-type="string" calcext:value-type="string">
            <text:p><text:s/>407459629</text:p>
          </table:table-cell>
          <table:table-cell table:formula="of:=[.A110]*10^9+[.B110]" office:value-type="float" office:value="1.59307996340746E+018" calcext:value-type="float">
            <text:p>1.59E+18</text:p>
          </table:table-cell>
          <table:table-cell/>
          <table:table-cell office:value-type="string" calcext:value-type="string">
            <text:p>1593079963509479999</text:p>
          </table:table-cell>
          <table:table-cell office:value-type="string" calcext:value-type="string">
            <text:p>1593079963508860111</text:p>
          </table:table-cell>
          <table:table-cell table:formula="of:=([.F110]-[.C110])*10^-6" office:value-type="float" office:value="101.40032" calcext:value-type="float">
            <text:p>101.40032</text:p>
          </table:table-cell>
          <table:table-cell table:number-columns-repeated="2"/>
        </table:table-row>
        <table:table-row table:style-name="ro1">
          <table:table-cell office:value-type="float" office:value="1593079964" calcext:value-type="float">
            <text:p>1593079964</text:p>
          </table:table-cell>
          <table:table-cell table:style-name="ce3" office:value-type="string" calcext:value-type="string">
            <text:p><text:s/>407068875</text:p>
          </table:table-cell>
          <table:table-cell table:formula="of:=[.A111]*10^9+[.B111]" office:value-type="float" office:value="1.59307996440707E+018" calcext:value-type="float">
            <text:p>1.59E+18</text:p>
          </table:table-cell>
          <table:table-cell/>
          <table:table-cell office:value-type="string" calcext:value-type="string">
            <text:p>1593079964512532949</text:p>
          </table:table-cell>
          <table:table-cell office:value-type="string" calcext:value-type="string">
            <text:p>1593079964511967897</text:p>
          </table:table-cell>
          <table:table-cell table:formula="of:=([.F111]-[.C111])*10^-6" office:value-type="float" office:value="104.897536" calcext:value-type="float">
            <text:p>104.897536</text:p>
          </table:table-cell>
          <table:table-cell table:number-columns-repeated="2"/>
        </table:table-row>
        <table:table-row table:style-name="ro1">
          <table:table-cell office:value-type="float" office:value="1593079965" calcext:value-type="float">
            <text:p>1593079965</text:p>
          </table:table-cell>
          <table:table-cell table:style-name="ce3" office:value-type="string" calcext:value-type="string">
            <text:p><text:s/>406685859</text:p>
          </table:table-cell>
          <table:table-cell table:formula="of:=[.A112]*10^9+[.B112]" office:value-type="float" office:value="1.59307996540669E+018" calcext:value-type="float">
            <text:p>1.59E+18</text:p>
          </table:table-cell>
          <table:table-cell/>
          <table:table-cell office:value-type="string" calcext:value-type="string">
            <text:p>1593079965510936975</text:p>
          </table:table-cell>
          <table:table-cell office:value-type="string" calcext:value-type="string">
            <text:p>1593079965510237932</text:p>
          </table:table-cell>
          <table:table-cell table:formula="of:=([.F112]-[.C112])*10^-6" office:value-type="float" office:value="103.54816" calcext:value-type="float">
            <text:p>103.54816</text:p>
          </table:table-cell>
          <table:table-cell table:number-columns-repeated="2"/>
        </table:table-row>
        <table:table-row table:style-name="ro1">
          <table:table-cell office:value-type="float" office:value="1593079966" calcext:value-type="float">
            <text:p>1593079966</text:p>
          </table:table-cell>
          <table:table-cell table:style-name="ce3" office:value-type="string" calcext:value-type="string">
            <text:p><text:s/>407357232</text:p>
          </table:table-cell>
          <table:table-cell table:formula="of:=[.A113]*10^9+[.B113]" office:value-type="float" office:value="1.59307996640736E+018" calcext:value-type="float">
            <text:p>1.59E+18</text:p>
          </table:table-cell>
          <table:table-cell/>
          <table:table-cell office:value-type="string" calcext:value-type="string">
            <text:p>1593079966514823913</text:p>
          </table:table-cell>
          <table:table-cell office:value-type="string" calcext:value-type="string">
            <text:p>1593079966514260053</text:p>
          </table:table-cell>
          <table:table-cell table:formula="of:=([.F113]-[.C113])*10^-6" office:value-type="float" office:value="106.899968" calcext:value-type="float">
            <text:p>106.899968</text:p>
          </table:table-cell>
          <table:table-cell table:number-columns-repeated="2"/>
        </table:table-row>
        <table:table-row table:style-name="ro1">
          <table:table-cell office:value-type="float" office:value="1593079967" calcext:value-type="float">
            <text:p>1593079967</text:p>
          </table:table-cell>
          <table:table-cell table:style-name="ce3" office:value-type="string" calcext:value-type="string">
            <text:p><text:s/>406661589</text:p>
          </table:table-cell>
          <table:table-cell table:formula="of:=[.A114]*10^9+[.B114]" office:value-type="float" office:value="1.59307996740666E+018" calcext:value-type="float">
            <text:p>1.59E+18</text:p>
          </table:table-cell>
          <table:table-cell/>
          <table:table-cell office:value-type="string" calcext:value-type="string">
            <text:p>1593079967506189107</text:p>
          </table:table-cell>
          <table:table-cell office:value-type="string" calcext:value-type="string">
            <text:p>1593079967505659103</text:p>
          </table:table-cell>
          <table:table-cell table:formula="of:=([.F114]-[.C114])*10^-6" office:value-type="float" office:value="98.99904" calcext:value-type="float">
            <text:p>98.99904</text:p>
          </table:table-cell>
          <table:table-cell table:number-columns-repeated="2"/>
        </table:table-row>
        <table:table-row table:style-name="ro1">
          <table:table-cell office:value-type="float" office:value="1593079968" calcext:value-type="float">
            <text:p>1593079968</text:p>
          </table:table-cell>
          <table:table-cell table:style-name="ce3" office:value-type="string" calcext:value-type="string">
            <text:p><text:s/>406491805</text:p>
          </table:table-cell>
          <table:table-cell table:formula="of:=[.A115]*10^9+[.B115]" office:value-type="float" office:value="1.59307996840649E+018" calcext:value-type="float">
            <text:p>1.59E+18</text:p>
          </table:table-cell>
          <table:table-cell/>
          <table:table-cell office:value-type="string" calcext:value-type="string">
            <text:p>1593079968508510112</text:p>
          </table:table-cell>
          <table:table-cell office:value-type="string" calcext:value-type="string">
            <text:p>1593079968507375001</text:p>
          </table:table-cell>
          <table:table-cell table:formula="of:=([.F115]-[.C115])*10^-6" office:value-type="float" office:value="100.884992" calcext:value-type="float">
            <text:p>100.884992</text:p>
          </table:table-cell>
          <table:table-cell table:number-columns-repeated="2"/>
        </table:table-row>
        <table:table-row table:style-name="ro1">
          <table:table-cell office:value-type="float" office:value="1593079969" calcext:value-type="float">
            <text:p>1593079969</text:p>
          </table:table-cell>
          <table:table-cell table:style-name="ce3" office:value-type="string" calcext:value-type="string">
            <text:p><text:s/>407039953</text:p>
          </table:table-cell>
          <table:table-cell table:formula="of:=[.A116]*10^9+[.B116]" office:value-type="float" office:value="1.59307996940704E+018" calcext:value-type="float">
            <text:p>1.59E+18</text:p>
          </table:table-cell>
          <table:table-cell/>
          <table:table-cell office:value-type="string" calcext:value-type="string">
            <text:p>1593079969509701013</text:p>
          </table:table-cell>
          <table:table-cell office:value-type="string" calcext:value-type="string">
            <text:p>1593079969508944988</text:p>
          </table:table-cell>
          <table:table-cell table:formula="of:=([.F116]-[.C116])*10^-6" office:value-type="float" office:value="101.90464" calcext:value-type="float">
            <text:p>101.90464</text:p>
          </table:table-cell>
          <table:table-cell table:number-columns-repeated="2"/>
        </table:table-row>
        <table:table-row table:style-name="ro1">
          <table:table-cell office:value-type="float" office:value="1593079970" calcext:value-type="float">
            <text:p>1593079970</text:p>
          </table:table-cell>
          <table:table-cell table:style-name="ce3" office:value-type="string" calcext:value-type="string">
            <text:p><text:s/>406754150</text:p>
          </table:table-cell>
          <table:table-cell table:formula="of:=[.A117]*10^9+[.B117]" office:value-type="float" office:value="1.59307997040675E+018" calcext:value-type="float">
            <text:p>1.59E+18</text:p>
          </table:table-cell>
          <table:table-cell/>
          <table:table-cell office:value-type="string" calcext:value-type="string">
            <text:p>1593079970507219076</text:p>
          </table:table-cell>
          <table:table-cell office:value-type="string" calcext:value-type="string">
            <text:p>1593079970506319999</text:p>
          </table:table-cell>
          <table:table-cell table:formula="of:=([.F117]-[.C117])*10^-6" office:value-type="float" office:value="99.56992" calcext:value-type="float">
            <text:p>99.56992</text:p>
          </table:table-cell>
          <table:table-cell table:number-columns-repeated="2"/>
        </table:table-row>
        <table:table-row table:style-name="ro1">
          <table:table-cell office:value-type="float" office:value="1593079971" calcext:value-type="float">
            <text:p>1593079971</text:p>
          </table:table-cell>
          <table:table-cell table:style-name="ce3" office:value-type="string" calcext:value-type="string">
            <text:p><text:s/>407443939</text:p>
          </table:table-cell>
          <table:table-cell table:formula="of:=[.A118]*10^9+[.B118]" office:value-type="float" office:value="1.59307997140744E+018" calcext:value-type="float">
            <text:p>1.59E+18</text:p>
          </table:table-cell>
          <table:table-cell/>
          <table:table-cell office:value-type="string" calcext:value-type="string">
            <text:p>1593079971509572982</text:p>
          </table:table-cell>
          <table:table-cell office:value-type="string" calcext:value-type="string">
            <text:p>1593079971508871078</text:p>
          </table:table-cell>
          <table:table-cell table:formula="of:=([.F118]-[.C118])*10^-6" office:value-type="float" office:value="101.431296" calcext:value-type="float">
            <text:p>101.431296</text:p>
          </table:table-cell>
          <table:table-cell table:number-columns-repeated="2"/>
        </table:table-row>
        <table:table-row table:style-name="ro1">
          <table:table-cell office:value-type="float" office:value="1593079972" calcext:value-type="float">
            <text:p>1593079972</text:p>
          </table:table-cell>
          <table:table-cell table:style-name="ce3" office:value-type="string" calcext:value-type="string">
            <text:p><text:s/>407253149</text:p>
          </table:table-cell>
          <table:table-cell table:formula="of:=[.A119]*10^9+[.B119]" office:value-type="float" office:value="1.59307997240725E+018" calcext:value-type="float">
            <text:p>1.59E+18</text:p>
          </table:table-cell>
          <table:table-cell/>
          <table:table-cell office:value-type="string" calcext:value-type="string">
            <text:p>1593079972509109973</text:p>
          </table:table-cell>
          <table:table-cell office:value-type="string" calcext:value-type="string">
            <text:p>1593079972508321046</text:p>
          </table:table-cell>
          <table:table-cell table:formula="of:=([.F119]-[.C119])*10^-6" office:value-type="float" office:value="101.071104" calcext:value-type="float">
            <text:p>101.071104</text:p>
          </table:table-cell>
          <table:table-cell table:number-columns-repeated="2"/>
        </table:table-row>
        <table:table-row table:style-name="ro1">
          <table:table-cell office:value-type="float" office:value="1593079973" calcext:value-type="float">
            <text:p>1593079973</text:p>
          </table:table-cell>
          <table:table-cell table:style-name="ce3" office:value-type="string" calcext:value-type="string">
            <text:p><text:s/>407388501</text:p>
          </table:table-cell>
          <table:table-cell table:formula="of:=[.A120]*10^9+[.B120]" office:value-type="float" office:value="1.59307997340739E+018" calcext:value-type="float">
            <text:p>1.59E+18</text:p>
          </table:table-cell>
          <table:table-cell/>
          <table:table-cell office:value-type="string" calcext:value-type="string">
            <text:p>1593079973511338949</text:p>
          </table:table-cell>
          <table:table-cell office:value-type="string" calcext:value-type="string">
            <text:p>1593079973510102033</text:p>
          </table:table-cell>
          <table:table-cell table:formula="of:=([.F120]-[.C120])*10^-6" office:value-type="float" office:value="102.711808" calcext:value-type="float">
            <text:p>102.711808</text:p>
          </table:table-cell>
          <table:table-cell table:number-columns-repeated="2"/>
        </table:table-row>
        <table:table-row table:style-name="ro1">
          <table:table-cell office:value-type="float" office:value="1593079974" calcext:value-type="float">
            <text:p>1593079974</text:p>
          </table:table-cell>
          <table:table-cell table:style-name="ce3" office:value-type="string" calcext:value-type="string">
            <text:p><text:s/>406498497</text:p>
          </table:table-cell>
          <table:table-cell table:formula="of:=[.A121]*10^9+[.B121]" office:value-type="float" office:value="1.5930799744065E+018" calcext:value-type="float">
            <text:p>1.59E+18</text:p>
          </table:table-cell>
          <table:table-cell/>
          <table:table-cell office:value-type="string" calcext:value-type="string">
            <text:p>1593079974508795022</text:p>
          </table:table-cell>
          <table:table-cell office:value-type="string" calcext:value-type="string">
            <text:p>1593079974507728099</text:p>
          </table:table-cell>
          <table:table-cell table:formula="of:=([.F121]-[.C121])*10^-6" office:value-type="float" office:value="101.227776" calcext:value-type="float">
            <text:p>101.227776</text:p>
          </table:table-cell>
          <table:table-cell table:number-columns-repeated="2"/>
        </table:table-row>
        <table:table-row table:style-name="ro1">
          <table:table-cell office:value-type="float" office:value="1593079975" calcext:value-type="float">
            <text:p>1593079975</text:p>
          </table:table-cell>
          <table:table-cell table:style-name="ce3" office:value-type="string" calcext:value-type="string">
            <text:p><text:s/>407406202</text:p>
          </table:table-cell>
          <table:table-cell table:formula="of:=[.A122]*10^9+[.B122]" office:value-type="float" office:value="1.59307997540741E+018" calcext:value-type="float">
            <text:p>1.59E+18</text:p>
          </table:table-cell>
          <table:table-cell/>
          <table:table-cell office:value-type="string" calcext:value-type="string">
            <text:p>1593079975512063980</text:p>
          </table:table-cell>
          <table:table-cell office:value-type="string" calcext:value-type="string">
            <text:p>1593079975511483907</text:p>
          </table:table-cell>
          <table:table-cell table:formula="of:=([.F122]-[.C122])*10^-6" office:value-type="float" office:value="104.07424" calcext:value-type="float">
            <text:p>104.07424</text:p>
          </table:table-cell>
          <table:table-cell table:number-columns-repeated="2"/>
        </table:table-row>
        <table:table-row table:style-name="ro1">
          <table:table-cell office:value-type="float" office:value="1593079976" calcext:value-type="float">
            <text:p>1593079976</text:p>
          </table:table-cell>
          <table:table-cell table:style-name="ce3" office:value-type="string" calcext:value-type="string">
            <text:p><text:s/>407103815</text:p>
          </table:table-cell>
          <table:table-cell table:formula="of:=[.A123]*10^9+[.B123]" office:value-type="float" office:value="1.5930799764071E+018" calcext:value-type="float">
            <text:p>1.59E+18</text:p>
          </table:table-cell>
          <table:table-cell/>
          <table:table-cell office:value-type="string" calcext:value-type="string">
            <text:p>1593079976504693984</text:p>
          </table:table-cell>
          <table:table-cell office:value-type="string" calcext:value-type="string">
            <text:p>1593079976504107952</text:p>
          </table:table-cell>
          <table:table-cell table:formula="of:=([.F123]-[.C123])*10^-6" office:value-type="float" office:value="97.008128" calcext:value-type="float">
            <text:p>97.008128</text:p>
          </table:table-cell>
          <table:table-cell table:number-columns-repeated="2"/>
        </table:table-row>
        <table:table-row table:style-name="ro1">
          <table:table-cell office:value-type="float" office:value="1593079977" calcext:value-type="float">
            <text:p>1593079977</text:p>
          </table:table-cell>
          <table:table-cell table:style-name="ce3" office:value-type="string" calcext:value-type="string">
            <text:p><text:s/>407548783</text:p>
          </table:table-cell>
          <table:table-cell table:formula="of:=[.A124]*10^9+[.B124]" office:value-type="float" office:value="1.59307997740755E+018" calcext:value-type="float">
            <text:p>1.59E+18</text:p>
          </table:table-cell>
          <table:table-cell/>
          <table:table-cell office:value-type="string" calcext:value-type="string">
            <text:p>1593079977512806892</text:p>
          </table:table-cell>
          <table:table-cell office:value-type="string" calcext:value-type="string">
            <text:p>1593079977512036085</text:p>
          </table:table-cell>
          <table:table-cell table:formula="of:=([.F124]-[.C124])*10^-6" office:value-type="float" office:value="104.485888" calcext:value-type="float">
            <text:p>104.485888</text:p>
          </table:table-cell>
          <table:table-cell table:number-columns-repeated="2"/>
        </table:table-row>
        <table:table-row table:style-name="ro1">
          <table:table-cell office:value-type="float" office:value="1593079978" calcext:value-type="float">
            <text:p>1593079978</text:p>
          </table:table-cell>
          <table:table-cell table:style-name="ce3" office:value-type="string" calcext:value-type="string">
            <text:p><text:s/>406568515</text:p>
          </table:table-cell>
          <table:table-cell table:formula="of:=[.A125]*10^9+[.B125]" office:value-type="float" office:value="1.59307997840657E+018" calcext:value-type="float">
            <text:p>1.59E+18</text:p>
          </table:table-cell>
          <table:table-cell/>
          <table:table-cell office:value-type="string" calcext:value-type="string">
            <text:p>1593079978523402929</text:p>
          </table:table-cell>
          <table:table-cell office:value-type="string" calcext:value-type="string">
            <text:p>1593079978522681951</text:p>
          </table:table-cell>
          <table:table-cell table:formula="of:=([.F125]-[.C125])*10^-6" office:value-type="float" office:value="116.111872" calcext:value-type="float">
            <text:p>116.111872</text:p>
          </table:table-cell>
          <table:table-cell table:number-columns-repeated="2"/>
        </table:table-row>
        <table:table-row table:style-name="ro1">
          <table:table-cell office:value-type="float" office:value="1593079979" calcext:value-type="float">
            <text:p>1593079979</text:p>
          </table:table-cell>
          <table:table-cell table:style-name="ce3" office:value-type="string" calcext:value-type="string">
            <text:p><text:s/>407475843</text:p>
          </table:table-cell>
          <table:table-cell table:formula="of:=[.A126]*10^9+[.B126]" office:value-type="float" office:value="1.59307997940748E+018" calcext:value-type="float">
            <text:p>1.59E+18</text:p>
          </table:table-cell>
          <table:table-cell/>
          <table:table-cell office:value-type="string" calcext:value-type="string">
            <text:p>1593079979508297920</text:p>
          </table:table-cell>
          <table:table-cell office:value-type="string" calcext:value-type="string">
            <text:p>1593079979507560014</text:p>
          </table:table-cell>
          <table:table-cell table:formula="of:=([.F126]-[.C126])*10^-6" office:value-type="float" office:value="100.080128" calcext:value-type="float">
            <text:p>100.080128</text:p>
          </table:table-cell>
          <table:table-cell table:number-columns-repeated="2"/>
        </table:table-row>
        <table:table-row table:style-name="ro1">
          <table:table-cell office:value-type="float" office:value="1593079980" calcext:value-type="float">
            <text:p>1593079980</text:p>
          </table:table-cell>
          <table:table-cell table:style-name="ce3" office:value-type="string" calcext:value-type="string">
            <text:p><text:s/>407306317</text:p>
          </table:table-cell>
          <table:table-cell table:formula="of:=[.A127]*10^9+[.B127]" office:value-type="float" office:value="1.59307998040731E+018" calcext:value-type="float">
            <text:p>1.59E+18</text:p>
          </table:table-cell>
          <table:table-cell/>
          <table:table-cell office:value-type="string" calcext:value-type="string">
            <text:p>1593079980514480113</text:p>
          </table:table-cell>
          <table:table-cell office:value-type="string" calcext:value-type="string">
            <text:p>1593079980512932062</text:p>
          </table:table-cell>
          <table:table-cell table:formula="of:=([.F127]-[.C127])*10^-6" office:value-type="float" office:value="105.622016" calcext:value-type="float">
            <text:p>105.622016</text:p>
          </table:table-cell>
          <table:table-cell table:number-columns-repeated="2"/>
        </table:table-row>
        <table:table-row table:style-name="ro1">
          <table:table-cell office:value-type="float" office:value="1593079981" calcext:value-type="float">
            <text:p>1593079981</text:p>
          </table:table-cell>
          <table:table-cell table:style-name="ce3" office:value-type="string" calcext:value-type="string">
            <text:p><text:s/>407309194</text:p>
          </table:table-cell>
          <table:table-cell table:formula="of:=[.A128]*10^9+[.B128]" office:value-type="float" office:value="1.59307998140731E+018" calcext:value-type="float">
            <text:p>1.59E+18</text:p>
          </table:table-cell>
          <table:table-cell/>
          <table:table-cell office:value-type="string" calcext:value-type="string">
            <text:p>1593079981514486074</text:p>
          </table:table-cell>
          <table:table-cell office:value-type="string" calcext:value-type="string">
            <text:p>1593079981513118982</text:p>
          </table:table-cell>
          <table:table-cell table:formula="of:=([.F128]-[.C128])*10^-6" office:value-type="float" office:value="105.80864" calcext:value-type="float">
            <text:p>105.80864</text:p>
          </table:table-cell>
          <table:table-cell table:number-columns-repeated="2"/>
        </table:table-row>
        <table:table-row table:style-name="ro1">
          <table:table-cell office:value-type="float" office:value="1593079982" calcext:value-type="float">
            <text:p>1593079982</text:p>
          </table:table-cell>
          <table:table-cell table:style-name="ce3" office:value-type="string" calcext:value-type="string">
            <text:p><text:s/>406328308</text:p>
          </table:table-cell>
          <table:table-cell table:formula="of:=[.A129]*10^9+[.B129]" office:value-type="float" office:value="1.59307998240633E+018" calcext:value-type="float">
            <text:p>1.59E+18</text:p>
          </table:table-cell>
          <table:table-cell/>
          <table:table-cell office:value-type="string" calcext:value-type="string">
            <text:p>1593079982505199909</text:p>
          </table:table-cell>
          <table:table-cell office:value-type="string" calcext:value-type="string">
            <text:p>1593079982504019975</text:p>
          </table:table-cell>
          <table:table-cell table:formula="of:=([.F129]-[.C129])*10^-6" office:value-type="float" office:value="97.690112" calcext:value-type="float">
            <text:p>97.690112</text:p>
          </table:table-cell>
          <table:table-cell table:number-columns-repeated="2"/>
        </table:table-row>
        <table:table-row table:style-name="ro1">
          <table:table-cell office:value-type="float" office:value="1593079983" calcext:value-type="float">
            <text:p>1593079983</text:p>
          </table:table-cell>
          <table:table-cell table:style-name="ce3" office:value-type="string" calcext:value-type="string">
            <text:p><text:s/>407485107</text:p>
          </table:table-cell>
          <table:table-cell table:formula="of:=[.A130]*10^9+[.B130]" office:value-type="float" office:value="1.59307998340749E+018" calcext:value-type="float">
            <text:p>1.59E+18</text:p>
          </table:table-cell>
          <table:table-cell/>
          <table:table-cell office:value-type="string" calcext:value-type="string">
            <text:p>1593079983506607055</text:p>
          </table:table-cell>
          <table:table-cell office:value-type="string" calcext:value-type="string">
            <text:p>1593079983505589008</text:p>
          </table:table-cell>
          <table:table-cell table:formula="of:=([.F130]-[.C130])*10^-6" office:value-type="float" office:value="98.0992" calcext:value-type="float">
            <text:p>98.0992</text:p>
          </table:table-cell>
          <table:table-cell table:number-columns-repeated="2"/>
        </table:table-row>
        <table:table-row table:style-name="ro1">
          <table:table-cell office:value-type="float" office:value="1593079984" calcext:value-type="float">
            <text:p>1593079984</text:p>
          </table:table-cell>
          <table:table-cell table:style-name="ce3" office:value-type="string" calcext:value-type="string">
            <text:p><text:s/>407074652</text:p>
          </table:table-cell>
          <table:table-cell table:formula="of:=[.A131]*10^9+[.B131]" office:value-type="float" office:value="1.59307998440707E+018" calcext:value-type="float">
            <text:p>1.59E+18</text:p>
          </table:table-cell>
          <table:table-cell/>
          <table:table-cell office:value-type="string" calcext:value-type="string">
            <text:p>1593079984509834051</text:p>
          </table:table-cell>
          <table:table-cell office:value-type="string" calcext:value-type="string">
            <text:p>1593079984508723974</text:p>
          </table:table-cell>
          <table:table-cell table:formula="of:=([.F131]-[.C131])*10^-6" office:value-type="float" office:value="101.65376" calcext:value-type="float">
            <text:p>101.65376</text:p>
          </table:table-cell>
          <table:table-cell table:number-columns-repeated="2"/>
        </table:table-row>
        <table:table-row table:style-name="ro1">
          <table:table-cell office:value-type="float" office:value="1593079985" calcext:value-type="float">
            <text:p>1593079985</text:p>
          </table:table-cell>
          <table:table-cell table:style-name="ce3" office:value-type="string" calcext:value-type="string">
            <text:p><text:s/>407119873</text:p>
          </table:table-cell>
          <table:table-cell table:formula="of:=[.A132]*10^9+[.B132]" office:value-type="float" office:value="1.59307998540712E+018" calcext:value-type="float">
            <text:p>1.59E+18</text:p>
          </table:table-cell>
          <table:table-cell/>
          <table:table-cell office:value-type="string" calcext:value-type="string">
            <text:p>1593079985509164094</text:p>
          </table:table-cell>
          <table:table-cell office:value-type="string" calcext:value-type="string">
            <text:p>1593079985507611989</text:p>
          </table:table-cell>
          <table:table-cell table:formula="of:=([.F132]-[.C132])*10^-6" office:value-type="float" office:value="100.492032" calcext:value-type="float">
            <text:p>100.492032</text:p>
          </table:table-cell>
          <table:table-cell table:number-columns-repeated="2"/>
        </table:table-row>
        <table:table-row table:style-name="ro1">
          <table:table-cell office:value-type="float" office:value="1593079986" calcext:value-type="float">
            <text:p>1593079986</text:p>
          </table:table-cell>
          <table:table-cell table:style-name="ce3" office:value-type="string" calcext:value-type="string">
            <text:p><text:s/>406292811</text:p>
          </table:table-cell>
          <table:table-cell table:formula="of:=[.A133]*10^9+[.B133]" office:value-type="float" office:value="1.59307998640629E+018" calcext:value-type="float">
            <text:p>1.59E+18</text:p>
          </table:table-cell>
          <table:table-cell/>
          <table:table-cell office:value-type="string" calcext:value-type="string">
            <text:p>1593079986508069992</text:p>
          </table:table-cell>
          <table:table-cell office:value-type="string" calcext:value-type="string">
            <text:p>1593079986507477045</text:p>
          </table:table-cell>
          <table:table-cell table:formula="of:=([.F133]-[.C133])*10^-6" office:value-type="float" office:value="101.187072" calcext:value-type="float">
            <text:p>101.187072</text:p>
          </table:table-cell>
          <table:table-cell table:number-columns-repeated="2"/>
        </table:table-row>
        <table:table-row table:style-name="ro1">
          <table:table-cell office:value-type="float" office:value="1593079987" calcext:value-type="float">
            <text:p>1593079987</text:p>
          </table:table-cell>
          <table:table-cell table:style-name="ce3" office:value-type="string" calcext:value-type="string">
            <text:p><text:s/>407489436</text:p>
          </table:table-cell>
          <table:table-cell table:formula="of:=[.A134]*10^9+[.B134]" office:value-type="float" office:value="1.59307998740749E+018" calcext:value-type="float">
            <text:p>1.59E+18</text:p>
          </table:table-cell>
          <table:table-cell/>
          <table:table-cell office:value-type="string" calcext:value-type="string">
            <text:p>1593079987508642911</text:p>
          </table:table-cell>
          <table:table-cell office:value-type="string" calcext:value-type="string">
            <text:p>1593079987507894992</text:p>
          </table:table-cell>
          <table:table-cell table:formula="of:=([.F134]-[.C134])*10^-6" office:value-type="float" office:value="100.404992" calcext:value-type="float">
            <text:p>100.404992</text:p>
          </table:table-cell>
          <table:table-cell table:number-columns-repeated="2"/>
        </table:table-row>
        <table:table-row table:style-name="ro1">
          <table:table-cell office:value-type="float" office:value="1593079988" calcext:value-type="float">
            <text:p>1593079988</text:p>
          </table:table-cell>
          <table:table-cell table:style-name="ce3" office:value-type="string" calcext:value-type="string">
            <text:p><text:s/>407514986</text:p>
          </table:table-cell>
          <table:table-cell table:formula="of:=[.A135]*10^9+[.B135]" office:value-type="float" office:value="1.59307998840751E+018" calcext:value-type="float">
            <text:p>1.59E+18</text:p>
          </table:table-cell>
          <table:table-cell/>
          <table:table-cell office:value-type="string" calcext:value-type="string">
            <text:p>1593079988514035940</text:p>
          </table:table-cell>
          <table:table-cell office:value-type="string" calcext:value-type="string">
            <text:p>1593079988513458967</text:p>
          </table:table-cell>
          <table:table-cell table:formula="of:=([.F135]-[.C135])*10^-6" office:value-type="float" office:value="105.948928" calcext:value-type="float">
            <text:p>105.948928</text:p>
          </table:table-cell>
          <table:table-cell table:number-columns-repeated="2"/>
        </table:table-row>
        <table:table-row table:style-name="ro1">
          <table:table-cell office:value-type="float" office:value="1593079989" calcext:value-type="float">
            <text:p>1593079989</text:p>
          </table:table-cell>
          <table:table-cell table:style-name="ce3" office:value-type="string" calcext:value-type="string">
            <text:p><text:s/>406489200</text:p>
          </table:table-cell>
          <table:table-cell table:formula="of:=[.A136]*10^9+[.B136]" office:value-type="float" office:value="1.59307998940649E+018" calcext:value-type="float">
            <text:p>1.59E+18</text:p>
          </table:table-cell>
          <table:table-cell/>
          <table:table-cell office:value-type="string" calcext:value-type="string">
            <text:p>1593079989508585929</text:p>
          </table:table-cell>
          <table:table-cell office:value-type="string" calcext:value-type="string">
            <text:p>1593079989507246017</text:p>
          </table:table-cell>
          <table:table-cell table:formula="of:=([.F136]-[.C136])*10^-6" office:value-type="float" office:value="100.756224" calcext:value-type="float">
            <text:p>100.756224</text:p>
          </table:table-cell>
          <table:table-cell table:number-columns-repeated="2"/>
        </table:table-row>
        <table:table-row table:style-name="ro1">
          <table:table-cell office:value-type="float" office:value="1593079990" calcext:value-type="float">
            <text:p>1593079990</text:p>
          </table:table-cell>
          <table:table-cell table:style-name="ce3" office:value-type="string" calcext:value-type="string">
            <text:p><text:s/>407100459</text:p>
          </table:table-cell>
          <table:table-cell table:formula="of:=[.A137]*10^9+[.B137]" office:value-type="float" office:value="1.5930799904071E+018" calcext:value-type="float">
            <text:p>1.59E+18</text:p>
          </table:table-cell>
          <table:table-cell/>
          <table:table-cell office:value-type="string" calcext:value-type="string">
            <text:p>1593079990508618116</text:p>
          </table:table-cell>
          <table:table-cell office:value-type="string" calcext:value-type="string">
            <text:p>1593079990507788896</text:p>
          </table:table-cell>
          <table:table-cell table:formula="of:=([.F137]-[.C137])*10^-6" office:value-type="float" office:value="100.688896" calcext:value-type="float">
            <text:p>100.688896</text:p>
          </table:table-cell>
          <table:table-cell table:number-columns-repeated="2"/>
        </table:table-row>
        <table:table-row table:style-name="ro1">
          <table:table-cell office:value-type="float" office:value="1593079991" calcext:value-type="float">
            <text:p>1593079991</text:p>
          </table:table-cell>
          <table:table-cell table:style-name="ce3" office:value-type="string" calcext:value-type="string">
            <text:p><text:s/>407251391</text:p>
          </table:table-cell>
          <table:table-cell table:formula="of:=[.A138]*10^9+[.B138]" office:value-type="float" office:value="1.59307999140725E+018" calcext:value-type="float">
            <text:p>1.59E+18</text:p>
          </table:table-cell>
          <table:table-cell/>
          <table:table-cell office:value-type="string" calcext:value-type="string">
            <text:p>1593079991510736942</text:p>
          </table:table-cell>
          <table:table-cell office:value-type="string" calcext:value-type="string">
            <text:p>1593079991510034084</text:p>
          </table:table-cell>
          <table:table-cell table:formula="of:=([.F138]-[.C138])*10^-6" office:value-type="float" office:value="102.784" calcext:value-type="float">
            <text:p>102.784</text:p>
          </table:table-cell>
          <table:table-cell table:number-columns-repeated="2"/>
        </table:table-row>
        <table:table-row table:style-name="ro1">
          <table:table-cell office:value-type="float" office:value="1593079992" calcext:value-type="float">
            <text:p>1593079992</text:p>
          </table:table-cell>
          <table:table-cell table:style-name="ce3" office:value-type="string" calcext:value-type="string">
            <text:p><text:s/>407165436</text:p>
          </table:table-cell>
          <table:table-cell table:formula="of:=[.A139]*10^9+[.B139]" office:value-type="float" office:value="1.59307999240717E+018" calcext:value-type="float">
            <text:p>1.59E+18</text:p>
          </table:table-cell>
          <table:table-cell/>
          <table:table-cell office:value-type="string" calcext:value-type="string">
            <text:p>1593079992509696960</text:p>
          </table:table-cell>
          <table:table-cell office:value-type="string" calcext:value-type="string">
            <text:p>1593079992508709907</text:p>
          </table:table-cell>
          <table:table-cell table:formula="of:=([.F139]-[.C139])*10^-6" office:value-type="float" office:value="101.540096" calcext:value-type="float">
            <text:p>101.540096</text:p>
          </table:table-cell>
          <table:table-cell table:number-columns-repeated="2"/>
        </table:table-row>
        <table:table-row table:style-name="ro1">
          <table:table-cell office:value-type="float" office:value="1593079993" calcext:value-type="float">
            <text:p>1593079993</text:p>
          </table:table-cell>
          <table:table-cell table:style-name="ce3" office:value-type="string" calcext:value-type="string">
            <text:p><text:s/>407135998</text:p>
          </table:table-cell>
          <table:table-cell table:formula="of:=[.A140]*10^9+[.B140]" office:value-type="float" office:value="1.59307999340714E+018" calcext:value-type="float">
            <text:p>1.59E+18</text:p>
          </table:table-cell>
          <table:table-cell/>
          <table:table-cell office:value-type="string" calcext:value-type="string">
            <text:p>1593079993510653018</text:p>
          </table:table-cell>
          <table:table-cell office:value-type="string" calcext:value-type="string">
            <text:p>1593079993509318113</text:p>
          </table:table-cell>
          <table:table-cell table:formula="of:=([.F140]-[.C140])*10^-6" office:value-type="float" office:value="102.178048" calcext:value-type="float">
            <text:p>102.178048</text:p>
          </table:table-cell>
          <table:table-cell table:number-columns-repeated="2"/>
        </table:table-row>
        <table:table-row table:style-name="ro1">
          <table:table-cell office:value-type="float" office:value="1593079994" calcext:value-type="float">
            <text:p>1593079994</text:p>
          </table:table-cell>
          <table:table-cell table:style-name="ce3" office:value-type="string" calcext:value-type="string">
            <text:p><text:s/>407284128</text:p>
          </table:table-cell>
          <table:table-cell table:formula="of:=[.A141]*10^9+[.B141]" office:value-type="float" office:value="1.59307999440728E+018" calcext:value-type="float">
            <text:p>1.59E+18</text:p>
          </table:table-cell>
          <table:table-cell/>
          <table:table-cell office:value-type="string" calcext:value-type="string">
            <text:p>1593079994506664037</text:p>
          </table:table-cell>
          <table:table-cell office:value-type="string" calcext:value-type="string">
            <text:p>1593079994506023883</text:p>
          </table:table-cell>
          <table:table-cell table:formula="of:=([.F141]-[.C141])*10^-6" office:value-type="float" office:value="98.743808" calcext:value-type="float">
            <text:p>98.743808</text:p>
          </table:table-cell>
          <table:table-cell table:number-columns-repeated="2"/>
        </table:table-row>
        <table:table-row table:style-name="ro1">
          <table:table-cell office:value-type="float" office:value="1593079995" calcext:value-type="float">
            <text:p>1593079995</text:p>
          </table:table-cell>
          <table:table-cell table:style-name="ce3" office:value-type="string" calcext:value-type="string">
            <text:p><text:s/>408145264</text:p>
          </table:table-cell>
          <table:table-cell table:formula="of:=[.A142]*10^9+[.B142]" office:value-type="float" office:value="1.59307999540815E+018" calcext:value-type="float">
            <text:p>1.59E+18</text:p>
          </table:table-cell>
          <table:table-cell/>
          <table:table-cell office:value-type="string" calcext:value-type="string">
            <text:p>1593079995508831024</text:p>
          </table:table-cell>
          <table:table-cell office:value-type="string" calcext:value-type="string">
            <text:p>1593079995508105039</text:p>
          </table:table-cell>
          <table:table-cell table:formula="of:=([.F142]-[.C142])*10^-6" office:value-type="float" office:value="99.954944" calcext:value-type="float">
            <text:p>99.954944</text:p>
          </table:table-cell>
          <table:table-cell table:number-columns-repeated="2"/>
        </table:table-row>
        <table:table-row table:style-name="ro1">
          <table:table-cell office:value-type="float" office:value="1593079996" calcext:value-type="float">
            <text:p>1593079996</text:p>
          </table:table-cell>
          <table:table-cell table:style-name="ce3" office:value-type="string" calcext:value-type="string">
            <text:p><text:s/>406107965</text:p>
          </table:table-cell>
          <table:table-cell table:formula="of:=[.A143]*10^9+[.B143]" office:value-type="float" office:value="1.59307999640611E+018" calcext:value-type="float">
            <text:p>1.59E+18</text:p>
          </table:table-cell>
          <table:table-cell/>
          <table:table-cell office:value-type="string" calcext:value-type="string">
            <text:p>1593079996512012004</text:p>
          </table:table-cell>
          <table:table-cell office:value-type="string" calcext:value-type="string">
            <text:p>1593079996510471105</text:p>
          </table:table-cell>
          <table:table-cell table:formula="of:=([.F143]-[.C143])*10^-6" office:value-type="float" office:value="104.361216" calcext:value-type="float">
            <text:p>104.361216</text:p>
          </table:table-cell>
          <table:table-cell table:number-columns-repeated="2"/>
        </table:table-row>
        <table:table-row table:style-name="ro1">
          <table:table-cell office:value-type="float" office:value="1593079997" calcext:value-type="float">
            <text:p>1593079997</text:p>
          </table:table-cell>
          <table:table-cell table:style-name="ce3" office:value-type="string" calcext:value-type="string">
            <text:p><text:s/>407505737</text:p>
          </table:table-cell>
          <table:table-cell table:formula="of:=[.A144]*10^9+[.B144]" office:value-type="float" office:value="1.59307999740751E+018" calcext:value-type="float">
            <text:p>1.59E+18</text:p>
          </table:table-cell>
          <table:table-cell/>
          <table:table-cell office:value-type="string" calcext:value-type="string">
            <text:p>1593079997509862899</text:p>
          </table:table-cell>
          <table:table-cell office:value-type="string" calcext:value-type="string">
            <text:p>1593079997508249044</text:p>
          </table:table-cell>
          <table:table-cell table:formula="of:=([.F144]-[.C144])*10^-6" office:value-type="float" office:value="100.739072" calcext:value-type="float">
            <text:p>100.739072</text:p>
          </table:table-cell>
          <table:table-cell table:number-columns-repeated="2"/>
        </table:table-row>
        <table:table-row table:style-name="ro1">
          <table:table-cell office:value-type="float" office:value="1593079998" calcext:value-type="float">
            <text:p>1593079998</text:p>
          </table:table-cell>
          <table:table-cell table:style-name="ce3" office:value-type="string" calcext:value-type="string">
            <text:p><text:s/>407740489</text:p>
          </table:table-cell>
          <table:table-cell table:formula="of:=[.A145]*10^9+[.B145]" office:value-type="float" office:value="1.59307999840774E+018" calcext:value-type="float">
            <text:p>1.59E+18</text:p>
          </table:table-cell>
          <table:table-cell/>
          <table:table-cell office:value-type="string" calcext:value-type="string">
            <text:p>1593079998508035898</text:p>
          </table:table-cell>
          <table:table-cell office:value-type="string" calcext:value-type="string">
            <text:p>1593079998506711006</text:p>
          </table:table-cell>
          <table:table-cell table:formula="of:=([.F145]-[.C145])*10^-6" office:value-type="float" office:value="98.971136" calcext:value-type="float">
            <text:p>98.971136</text:p>
          </table:table-cell>
          <table:table-cell table:number-columns-repeated="2"/>
        </table:table-row>
        <table:table-row table:style-name="ro1">
          <table:table-cell office:value-type="float" office:value="1593079999" calcext:value-type="float">
            <text:p>1593079999</text:p>
          </table:table-cell>
          <table:table-cell table:style-name="ce3" office:value-type="string" calcext:value-type="string">
            <text:p><text:s/>406996737</text:p>
          </table:table-cell>
          <table:table-cell table:formula="of:=[.A146]*10^9+[.B146]" office:value-type="float" office:value="1.593079999407E+018" calcext:value-type="float">
            <text:p>1.59E+18</text:p>
          </table:table-cell>
          <table:table-cell/>
          <table:table-cell office:value-type="string" calcext:value-type="string">
            <text:p>1593079999511393070</text:p>
          </table:table-cell>
          <table:table-cell office:value-type="string" calcext:value-type="string">
            <text:p>1593079999510729074</text:p>
          </table:table-cell>
          <table:table-cell table:formula="of:=([.F146]-[.C146])*10^-6" office:value-type="float" office:value="103.728896" calcext:value-type="float">
            <text:p>103.728896</text:p>
          </table:table-cell>
          <table:table-cell table:number-columns-repeated="2"/>
        </table:table-row>
        <table:table-row table:style-name="ro1">
          <table:table-cell office:value-type="float" office:value="1593080000" calcext:value-type="float">
            <text:p>1593080000</text:p>
          </table:table-cell>
          <table:table-cell table:style-name="ce3" office:value-type="string" calcext:value-type="string">
            <text:p><text:s/>407669979</text:p>
          </table:table-cell>
          <table:table-cell table:formula="of:=[.A147]*10^9+[.B147]" office:value-type="float" office:value="1.59308000040767E+018" calcext:value-type="float">
            <text:p>1.59E+18</text:p>
          </table:table-cell>
          <table:table-cell/>
          <table:table-cell office:value-type="string" calcext:value-type="string">
            <text:p>1593080000509618043</text:p>
          </table:table-cell>
          <table:table-cell office:value-type="string" calcext:value-type="string">
            <text:p>1593080000508457899</text:p>
          </table:table-cell>
          <table:table-cell table:formula="of:=([.F147]-[.C147])*10^-6" office:value-type="float" office:value="100.787968" calcext:value-type="float">
            <text:p>100.787968</text:p>
          </table:table-cell>
          <table:table-cell table:number-columns-repeated="2"/>
        </table:table-row>
        <table:table-row table:style-name="ro1">
          <table:table-cell office:value-type="float" office:value="1593080001" calcext:value-type="float">
            <text:p>1593080001</text:p>
          </table:table-cell>
          <table:table-cell table:style-name="ce3" office:value-type="string" calcext:value-type="string">
            <text:p><text:s/>406355790</text:p>
          </table:table-cell>
          <table:table-cell table:formula="of:=[.A148]*10^9+[.B148]" office:value-type="float" office:value="1.59308000140636E+018" calcext:value-type="float">
            <text:p>1.59E+18</text:p>
          </table:table-cell>
          <table:table-cell/>
          <table:table-cell office:value-type="string" calcext:value-type="string">
            <text:p>1593080001511919021</text:p>
          </table:table-cell>
          <table:table-cell office:value-type="string" calcext:value-type="string">
            <text:p>1593080001510463953</text:p>
          </table:table-cell>
          <table:table-cell table:formula="of:=([.F148]-[.C148])*10^-6" office:value-type="float" office:value="104.103936" calcext:value-type="float">
            <text:p>104.103936</text:p>
          </table:table-cell>
          <table:table-cell table:number-columns-repeated="2"/>
        </table:table-row>
        <table:table-row table:style-name="ro1">
          <table:table-cell office:value-type="float" office:value="1593080002" calcext:value-type="float">
            <text:p>1593080002</text:p>
          </table:table-cell>
          <table:table-cell table:style-name="ce3" office:value-type="string" calcext:value-type="string">
            <text:p><text:s/>407771035</text:p>
          </table:table-cell>
          <table:table-cell table:formula="of:=[.A149]*10^9+[.B149]" office:value-type="float" office:value="1.59308000240777E+018" calcext:value-type="float">
            <text:p>1.59E+18</text:p>
          </table:table-cell>
          <table:table-cell/>
          <table:table-cell office:value-type="string" calcext:value-type="string">
            <text:p>1593080002513622045</text:p>
          </table:table-cell>
          <table:table-cell office:value-type="string" calcext:value-type="string">
            <text:p>1593080002512125015</text:p>
          </table:table-cell>
          <table:table-cell table:formula="of:=([.F149]-[.C149])*10^-6" office:value-type="float" office:value="104.355072" calcext:value-type="float">
            <text:p>104.355072</text:p>
          </table:table-cell>
          <table:table-cell table:number-columns-repeated="2"/>
        </table:table-row>
        <table:table-row table:style-name="ro1">
          <table:table-cell office:value-type="float" office:value="1593080003" calcext:value-type="float">
            <text:p>1593080003</text:p>
          </table:table-cell>
          <table:table-cell table:style-name="ce3" office:value-type="string" calcext:value-type="string">
            <text:p><text:s/>408098111</text:p>
          </table:table-cell>
          <table:table-cell table:formula="of:=[.A150]*10^9+[.B150]" office:value-type="float" office:value="1.5930800034081E+018" calcext:value-type="float">
            <text:p>1.59E+18</text:p>
          </table:table-cell>
          <table:table-cell/>
          <table:table-cell office:value-type="string" calcext:value-type="string">
            <text:p>1593080003509438991</text:p>
          </table:table-cell>
          <table:table-cell office:value-type="string" calcext:value-type="string">
            <text:p>1593080003508480072</text:p>
          </table:table-cell>
          <table:table-cell table:formula="of:=([.F150]-[.C150])*10^-6" office:value-type="float" office:value="100.379904" calcext:value-type="float">
            <text:p>100.379904</text:p>
          </table:table-cell>
          <table:table-cell table:number-columns-repeated="2"/>
        </table:table-row>
        <table:table-row table:style-name="ro1">
          <table:table-cell office:value-type="float" office:value="1593080004" calcext:value-type="float">
            <text:p>1593080004</text:p>
          </table:table-cell>
          <table:table-cell table:style-name="ce3" office:value-type="string" calcext:value-type="string">
            <text:p><text:s/>407579736</text:p>
          </table:table-cell>
          <table:table-cell table:formula="of:=[.A151]*10^9+[.B151]" office:value-type="float" office:value="1.59308000440758E+018" calcext:value-type="float">
            <text:p>1.59E+18</text:p>
          </table:table-cell>
          <table:table-cell/>
          <table:table-cell office:value-type="string" calcext:value-type="string">
            <text:p>1593080004514326095</text:p>
          </table:table-cell>
          <table:table-cell office:value-type="string" calcext:value-type="string">
            <text:p>1593080004513526916</text:p>
          </table:table-cell>
          <table:table-cell table:formula="of:=([.F151]-[.C151])*10^-6" office:value-type="float" office:value="105.946624" calcext:value-type="float">
            <text:p>105.946624</text:p>
          </table:table-cell>
          <table:table-cell table:number-columns-repeated="2"/>
        </table:table-row>
        <table:table-row table:style-name="ro1">
          <table:table-cell office:value-type="float" office:value="1593080005" calcext:value-type="float">
            <text:p>1593080005</text:p>
          </table:table-cell>
          <table:table-cell table:style-name="ce3" office:value-type="string" calcext:value-type="string">
            <text:p><text:s/>406453685</text:p>
          </table:table-cell>
          <table:table-cell table:formula="of:=[.A152]*10^9+[.B152]" office:value-type="float" office:value="1.59308000540645E+018" calcext:value-type="float">
            <text:p>1.59E+18</text:p>
          </table:table-cell>
          <table:table-cell/>
          <table:table-cell office:value-type="string" calcext:value-type="string">
            <text:p>1593080005510926008</text:p>
          </table:table-cell>
          <table:table-cell office:value-type="string" calcext:value-type="string">
            <text:p>1593080005510349988</text:p>
          </table:table-cell>
          <table:table-cell table:formula="of:=([.F152]-[.C152])*10^-6" office:value-type="float" office:value="103.90016" calcext:value-type="float">
            <text:p>103.90016</text:p>
          </table:table-cell>
          <table:table-cell table:number-columns-repeated="2"/>
        </table:table-row>
        <table:table-row table:style-name="ro1">
          <table:table-cell office:value-type="float" office:value="1593080006" calcext:value-type="float">
            <text:p>1593080006</text:p>
          </table:table-cell>
          <table:table-cell table:style-name="ce3" office:value-type="string" calcext:value-type="string">
            <text:p><text:s/>406667351</text:p>
          </table:table-cell>
          <table:table-cell table:formula="of:=[.A153]*10^9+[.B153]" office:value-type="float" office:value="1.59308000640667E+018" calcext:value-type="float">
            <text:p>1.59E+18</text:p>
          </table:table-cell>
          <table:table-cell/>
          <table:table-cell office:value-type="string" calcext:value-type="string">
            <text:p>1593080006509694099</text:p>
          </table:table-cell>
          <table:table-cell office:value-type="string" calcext:value-type="string">
            <text:p>1593080006509097099</text:p>
          </table:table-cell>
          <table:table-cell table:formula="of:=([.F153]-[.C153])*10^-6" office:value-type="float" office:value="102.427136" calcext:value-type="float">
            <text:p>102.427136</text:p>
          </table:table-cell>
          <table:table-cell table:number-columns-repeated="2"/>
        </table:table-row>
        <table:table-row table:style-name="ro1">
          <table:table-cell office:value-type="float" office:value="1593080007" calcext:value-type="float">
            <text:p>1593080007</text:p>
          </table:table-cell>
          <table:table-cell table:style-name="ce3" office:value-type="string" calcext:value-type="string">
            <text:p><text:s/>407505875</text:p>
          </table:table-cell>
          <table:table-cell table:formula="of:=[.A154]*10^9+[.B154]" office:value-type="float" office:value="1.59308000740751E+018" calcext:value-type="float">
            <text:p>1.59E+18</text:p>
          </table:table-cell>
          <table:table-cell/>
          <table:table-cell office:value-type="string" calcext:value-type="string">
            <text:p>1593080007509519100</text:p>
          </table:table-cell>
          <table:table-cell office:value-type="string" calcext:value-type="string">
            <text:p>1593080007508747100</text:p>
          </table:table-cell>
          <table:table-cell table:formula="of:=([.F154]-[.C154])*10^-6" office:value-type="float" office:value="101.237248" calcext:value-type="float">
            <text:p>101.237248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1" table:number-rows-repeated="156">
          <table:table-cell table:number-columns-repeated="9"/>
        </table:table-row>
        <table:table-row table:style-name="ro1" table:number-rows-repeated="59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5">00/00/0000</text:date>, <text:time style:data-style-name="N2" text:time-value="14:54:39.6495065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5T15:29:09.082877091</dc:date>
    <meta:editing-duration>PT52M42S</meta:editing-duration>
    <meta:editing-cycles>9</meta:editing-cycles>
    <meta:generator>LibreOffice/5.1.6.2$Linux_X86_64 LibreOffice_project/10m0$Build-2</meta:generator>
    <meta:document-statistic meta:table-count="1" meta:cell-count="918" meta:object-count="0"/>
  </office:meta>
</office:document-meta>
</file>